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91pt"/>
    </style:style>
    <style:style style:name="co2" style:family="table-column">
      <style:table-column-properties fo:break-before="auto" style:column-width="89.6pt"/>
    </style:style>
    <style:style style:name="co3" style:family="table-column">
      <style:table-column-properties fo:break-before="auto" style:column-width="57.74pt"/>
    </style:style>
    <style:style style:name="co4" style:family="table-column">
      <style:table-column-properties fo:break-before="auto" style:column-width="34.55pt"/>
    </style:style>
    <style:style style:name="co5" style:family="table-column">
      <style:table-column-properties fo:break-before="auto" style:column-width="72.2pt"/>
    </style:style>
    <style:style style:name="co6" style:family="table-column">
      <style:table-column-properties fo:break-before="auto" style:column-width="78.49pt"/>
    </style:style>
    <style:style style:name="co7" style:family="table-column">
      <style:table-column-properties fo:break-before="auto" style:column-width="86.71pt"/>
    </style:style>
    <style:style style:name="co8" style:family="table-column">
      <style:table-column-properties fo:break-before="auto" style:column-width="64.49pt"/>
    </style:style>
    <style:style style:name="co9" style:family="table-column">
      <style:table-column-properties fo:break-before="auto" style:column-width="86.2pt"/>
    </style:style>
    <style:style style:name="co10" style:family="table-column">
      <style:table-column-properties fo:break-before="auto" style:column-width="60.15pt"/>
    </style:style>
    <style:style style:name="co11" style:family="table-column">
      <style:table-column-properties fo:break-before="auto" style:column-width="55.3pt"/>
    </style:style>
    <style:style style:name="co12" style:family="table-column">
      <style:table-column-properties fo:break-before="auto" style:column-width="54.85pt"/>
    </style:style>
    <style:style style:name="co13" style:family="table-column">
      <style:table-column-properties fo:break-before="auto" style:column-width="61.09pt"/>
    </style:style>
    <style:style style:name="co14" style:family="table-column">
      <style:table-column-properties fo:break-before="auto" style:column-width="40.99pt"/>
    </style:style>
    <style:style style:name="co15" style:family="table-column">
      <style:table-column-properties fo:break-before="auto" style:column-width="71.69pt"/>
    </style:style>
    <style:style style:name="co16" style:family="table-column">
      <style:table-column-properties fo:break-before="auto" style:column-width="69.3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 style:data-style-name="N130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2"/>
    <style:style style:name="ce6" style:family="table-cell" style:parent-style-name="Default" style:data-style-name="N2"/>
    <style:style style:name="ce7" style:family="table-cell" style:parent-style-name="Default" style:data-style-name="N2"/>
    <style:style style:name="ce8" style:family="table-cell" style:parent-style-name="Default" style:data-style-name="N2"/>
    <style:style style:name="ce9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2"/>
        <table:table-column table:style-name="co10" table:default-cell-style-name="ce3"/>
        <table:table-column table:style-name="co11" table:default-cell-style-name="Default"/>
        <table:table-column table:style-name="co12" table:default-cell-style-name="ce4"/>
        <table:table-column table:style-name="co13" table:default-cell-style-name="ce5"/>
        <table:table-column table:style-name="co14" table:default-cell-style-name="ce6"/>
        <table:table-column table:style-name="co6" table:default-cell-style-name="ce7"/>
        <table:table-column table:style-name="co6" table:default-cell-style-name="ce8"/>
        <table:table-column table:style-name="co11" table:default-cell-style-name="ce9"/>
        <table:table-column table:style-name="co15" table:default-cell-style-name="Default"/>
        <table:table-column table:style-name="co16" table:number-columns-repeated="3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pisode_n</text:p>
          </table:table-cell>
          <table:table-cell office:value-type="string" calcext:value-type="string">
            <text:p>trajectory_n</text:p>
          </table:table-cell>
          <table:table-cell office:value-type="string" calcext:value-type="string">
            <text:p>trajectory_len</text:p>
          </table:table-cell>
          <table:table-cell table:style-name="Default" office:value-type="string" calcext:value-type="string">
            <text:p>q_param</text:p>
          </table:table-cell>
          <table:table-cell table:style-name="Default" office:value-type="string" calcext:value-type="string">
            <text:p>total_elapsed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len_ed</text:p>
          </table:table-cell>
          <table:table-cell table:style-name="Default" office:value-type="string" calcext:value-type="string">
            <text:p>maxed</text:p>
          </table:table-cell>
          <table:table-cell table:style-name="Default" office:value-type="string" calcext:value-type="string">
            <text:p>meaned</text:p>
          </table:table-cell>
          <table:table-cell table:style-name="Default" office:value-type="string" calcext:value-type="string">
            <text:p>mean200_ed</text:p>
          </table:table-cell>
          <table:table-cell table:style-name="Default" office:value-type="string" calcext:value-type="string">
            <text:p>mean25_ed</text:p>
          </table:table-cell>
          <table:table-cell table:style-name="Default" office:value-type="string" calcext:value-type="string">
            <text:p>mean50_ed</text:p>
          </table:table-cell>
          <table:table-cell table:style-name="Default" office:value-type="string" calcext:value-type="string">
            <text:p>std_ed</text:p>
          </table:table-cell>
          <table:table-cell office:value-type="string" calcext:value-type="string">
            <text:p>layers_cnt</text:p>
          </table:table-cell>
          <table:table-cell office:value-type="string" calcext:value-type="string">
            <text:p>layers_n1</text:p>
          </table:table-cell>
          <table:table-cell office:value-type="string" calcext:value-type="string">
            <text:p>layers_n2</text:p>
          </table:table-cell>
          <table:table-cell office:value-type="string" calcext:value-type="string">
            <text:p>layers_n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97817509090" calcext:value-type="float">
            <text:p>2297817509090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64.800758" calcext:value-type="float">
            <text:p>64.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73.950810446793" calcext:value-type="float">
            <text:p>-173.95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8095649748" calcext:value-type="float">
            <text:p>229809564974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93.710847" calcext:value-type="float">
            <text:p>93.7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251.964371756171" calcext:value-type="float">
            <text:p>-251.96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95655743892" calcext:value-type="float">
            <text:p>2295655743892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985.358774" calcext:value-type="float">
            <text:p>2985.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74.8063199370047" calcext:value-type="float">
            <text:p>-74.81</text:p>
          </table:table-cell>
          <table:table-cell office:value-type="float" office:value="-135.86745218493" calcext:value-type="float">
            <text:p>-135.87</text:p>
          </table:table-cell>
          <table:table-cell office:value-type="float" office:value="-140.126592741453" calcext:value-type="float">
            <text:p>-140.13</text:p>
          </table:table-cell>
          <table:table-cell office:value-type="float" office:value="-131.559847210934" calcext:value-type="float">
            <text:p>-131.56</text:p>
          </table:table-cell>
          <table:table-cell office:value-type="float" office:value="-131.743343218711" calcext:value-type="float">
            <text:p>-131.74</text:p>
          </table:table-cell>
          <table:table-cell office:value-type="float" office:value="4.00824246367966" calcext:value-type="float">
            <text:p>4.0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0232181546" calcext:value-type="float">
            <text:p>2300232181546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9585.44056" calcext:value-type="float">
            <text:p>9585.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119.60601960149" calcext:value-type="float">
            <text:p>-119.61</text:p>
          </table:table-cell>
          <table:table-cell office:value-type="float" office:value="-132.152320769317" calcext:value-type="float">
            <text:p>-132.15</text:p>
          </table:table-cell>
          <table:table-cell office:value-type="float" office:value="-132.302841208655" calcext:value-type="float">
            <text:p>-132.30</text:p>
          </table:table-cell>
          <table:table-cell office:value-type="float" office:value="-131.258000062349" calcext:value-type="float">
            <text:p>-131.26</text:p>
          </table:table-cell>
          <table:table-cell office:value-type="float" office:value="-131.527301087082" calcext:value-type="float">
            <text:p>-131.53</text:p>
          </table:table-cell>
          <table:table-cell office:value-type="float" office:value="4.04052765450997" calcext:value-type="float">
            <text:p>4.0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03752440811" calcext:value-type="float">
            <text:p>230375244081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109.999554" calcext:value-type="float">
            <text:p>2110.0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62.2832919538476" calcext:value-type="float">
            <text:p>-62.28</text:p>
          </table:table-cell>
          <table:table-cell office:value-type="float" office:value="-129.237074404548" calcext:value-type="float">
            <text:p>-129.24</text:p>
          </table:table-cell>
          <table:table-cell office:value-type="float" office:value="-126.176539485107" calcext:value-type="float">
            <text:p>-126.18</text:p>
          </table:table-cell>
          <table:table-cell office:value-type="float" office:value="-132.415758411035" calcext:value-type="float">
            <text:p>-132.42</text:p>
          </table:table-cell>
          <table:table-cell office:value-type="float" office:value="-132.411417858104" calcext:value-type="float">
            <text:p>-132.41</text:p>
          </table:table-cell>
          <table:table-cell office:value-type="float" office:value="4.40557858590814" calcext:value-type="float">
            <text:p>4.4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98777797637" calcext:value-type="float">
            <text:p>2298777797637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10.779589" calcext:value-type="float">
            <text:p>410.8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-166.782100396794" calcext:value-type="float">
            <text:p>-166.78</text:p>
          </table:table-cell>
          <table:table-cell table:number-columns-repeated="4" office:value-type="float" office:value="-174.360232318146" calcext:value-type="float">
            <text:p>-174.36</text:p>
          </table:table-cell>
          <table:table-cell office:value-type="float" office:value="5.27979132164527" calcext:value-type="float">
            <text:p>5.2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95195100690" calcext:value-type="float">
            <text:p>2295195100690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7729.542618" calcext:value-type="float">
            <text:p>27729.5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65.237097867342" calcext:value-type="float">
            <text:p>165.24</text:p>
          </table:table-cell>
          <table:table-cell office:value-type="float" office:value="79.5922896727673" calcext:value-type="float">
            <text:p>79.59</text:p>
          </table:table-cell>
          <table:table-cell office:value-type="float" office:value="16.4667416318004" calcext:value-type="float">
            <text:p>16.47</text:p>
          </table:table-cell>
          <table:table-cell office:value-type="float" office:value="155.879225132393" calcext:value-type="float">
            <text:p>155.88</text:p>
          </table:table-cell>
          <table:table-cell office:value-type="float" office:value="154.945834218236" calcext:value-type="float">
            <text:p>154.95</text:p>
          </table:table-cell>
          <table:table-cell office:value-type="float" office:value="5.37470029287934" calcext:value-type="float">
            <text:p>5.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295405400446" calcext:value-type="float">
            <text:p>62295405400446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7244.367211" calcext:value-type="float">
            <text:p>17244.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72.2276634755505" calcext:value-type="float">
            <text:p>72.23</text:p>
          </table:table-cell>
          <table:table-cell office:value-type="float" office:value="-41.3434880742655" calcext:value-type="float">
            <text:p>-41.34</text:p>
          </table:table-cell>
          <table:table-cell office:value-type="float" office:value="-117.488465623375" calcext:value-type="float">
            <text:p>-117.49</text:p>
          </table:table-cell>
          <table:table-cell office:value-type="float" office:value="61.3353148994429" calcext:value-type="float">
            <text:p>61.34</text:p>
          </table:table-cell>
          <table:table-cell office:value-type="float" office:value="63.29452671391" calcext:value-type="float">
            <text:p>63.29</text:p>
          </table:table-cell>
          <table:table-cell office:value-type="float" office:value="5.44518032375873" calcext:value-type="float">
            <text:p>5.4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96170514484" calcext:value-type="float">
            <text:p>2296170514484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0168.591601" calcext:value-type="float">
            <text:p>10168.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117.959952617708" calcext:value-type="float">
            <text:p>-117.96</text:p>
          </table:table-cell>
          <table:table-cell office:value-type="float" office:value="-132.21240549655" calcext:value-type="float">
            <text:p>-132.21</text:p>
          </table:table-cell>
          <table:table-cell office:value-type="float" office:value="-132.36314641702" calcext:value-type="float">
            <text:p>-132.36</text:p>
          </table:table-cell>
          <table:table-cell office:value-type="float" office:value="-132.951037549017" calcext:value-type="float">
            <text:p>-132.95</text:p>
          </table:table-cell>
          <table:table-cell office:value-type="float" office:value="-132.214551265435" calcext:value-type="float">
            <text:p>-132.21</text:p>
          </table:table-cell>
          <table:table-cell office:value-type="float" office:value="5.56557882992788" calcext:value-type="float">
            <text:p>5.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289384530357" calcext:value-type="float">
            <text:p>5228938453035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4875.440881" calcext:value-type="float">
            <text:p>24875.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62.5957390228267" calcext:value-type="float">
            <text:p>62.60</text:p>
          </table:table-cell>
          <table:table-cell office:value-type="float" office:value="-29.9961373516408" calcext:value-type="float">
            <text:p>-30.00</text:p>
          </table:table-cell>
          <table:table-cell office:value-type="float" office:value="-82.8450029192519" calcext:value-type="float">
            <text:p>-82.85</text:p>
          </table:table-cell>
          <table:table-cell office:value-type="float" office:value="49.5840406068056" calcext:value-type="float">
            <text:p>49.58</text:p>
          </table:table-cell>
          <table:table-cell office:value-type="float" office:value="46.8105724160657" calcext:value-type="float">
            <text:p>46.81</text:p>
          </table:table-cell>
          <table:table-cell office:value-type="float" office:value="5.60800405951005" calcext:value-type="float">
            <text:p>5.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295544359654" calcext:value-type="float">
            <text:p>62295544359654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2556.569981" calcext:value-type="float">
            <text:p>22556.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00.96233658574" calcext:value-type="float">
            <text:p>100.96</text:p>
          </table:table-cell>
          <table:table-cell office:value-type="float" office:value="-12.874237623861" calcext:value-type="float">
            <text:p>-12.87</text:p>
          </table:table-cell>
          <table:table-cell office:value-type="float" office:value="-83.5755618110215" calcext:value-type="float">
            <text:p>-83.58</text:p>
          </table:table-cell>
          <table:table-cell office:value-type="float" office:value="89.4880019921486" calcext:value-type="float">
            <text:p>89.49</text:p>
          </table:table-cell>
          <table:table-cell office:value-type="float" office:value="87.2891266842119" calcext:value-type="float">
            <text:p>87.29</text:p>
          </table:table-cell>
          <table:table-cell office:value-type="float" office:value="5.94874315274082" calcext:value-type="float">
            <text:p>5.95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879589435" calcext:value-type="float">
            <text:p>2291879589435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3443.155812" calcext:value-type="float">
            <text:p>43443.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77.571206401054" calcext:value-type="float">
            <text:p>177.57</text:p>
          </table:table-cell>
          <table:table-cell office:value-type="float" office:value="125.567174147473" calcext:value-type="float">
            <text:p>125.57</text:p>
          </table:table-cell>
          <table:table-cell office:value-type="float" office:value="91.4774881844175" calcext:value-type="float">
            <text:p>91.48</text:p>
          </table:table-cell>
          <table:table-cell office:value-type="float" office:value="166.63451514789" calcext:value-type="float">
            <text:p>166.63</text:p>
          </table:table-cell>
          <table:table-cell office:value-type="float" office:value="163.75730654189" calcext:value-type="float">
            <text:p>163.76</text:p>
          </table:table-cell>
          <table:table-cell office:value-type="float" office:value="7.57392492423865" calcext:value-type="float">
            <text:p>7.57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295516527882" calcext:value-type="float">
            <text:p>62295516527882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3168.849214" calcext:value-type="float">
            <text:p>13168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58.3441680314704" calcext:value-type="float">
            <text:p>58.34</text:p>
          </table:table-cell>
          <table:table-cell office:value-type="float" office:value="-52.6508022056145" calcext:value-type="float">
            <text:p>-52.65</text:p>
          </table:table-cell>
          <table:table-cell office:value-type="float" office:value="-119.303161214603" calcext:value-type="float">
            <text:p>-119.30</text:p>
          </table:table-cell>
          <table:table-cell office:value-type="float" office:value="45.1625217007278" calcext:value-type="float">
            <text:p>45.16</text:p>
          </table:table-cell>
          <table:table-cell office:value-type="float" office:value="42.0798240313964" calcext:value-type="float">
            <text:p>42.08</text:p>
          </table:table-cell>
          <table:table-cell office:value-type="float" office:value="7.74185241054822" calcext:value-type="float">
            <text:p>7.74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295244280154" calcext:value-type="float">
            <text:p>62295244280154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3717.566964" calcext:value-type="float">
            <text:p>13717.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54.2918907309059" calcext:value-type="float">
            <text:p>54.29</text:p>
          </table:table-cell>
          <table:table-cell office:value-type="float" office:value="-57.3255558741417" calcext:value-type="float">
            <text:p>-57.33</text:p>
          </table:table-cell>
          <table:table-cell office:value-type="float" office:value="-124.722040243786" calcext:value-type="float">
            <text:p>-124.72</text:p>
          </table:table-cell>
          <table:table-cell office:value-type="float" office:value="39.1241098720304" calcext:value-type="float">
            <text:p>39.12</text:p>
          </table:table-cell>
          <table:table-cell office:value-type="float" office:value="37.2915764732498" calcext:value-type="float">
            <text:p>37.29</text:p>
          </table:table-cell>
          <table:table-cell office:value-type="float" office:value="8.7527524106954" calcext:value-type="float">
            <text:p>8.7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92024736000" calcext:value-type="float">
            <text:p>2292024736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8958.114572" calcext:value-type="float">
            <text:p>28958.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77.042653220719" calcext:value-type="float">
            <text:p>277.04</text:p>
          </table:table-cell>
          <table:table-cell office:value-type="float" office:value="206.39098121429" calcext:value-type="float">
            <text:p>206.39</text:p>
          </table:table-cell>
          <table:table-cell office:value-type="float" office:value="159.06928928931" calcext:value-type="float">
            <text:p>159.07</text:p>
          </table:table-cell>
          <table:table-cell office:value-type="float" office:value="265.589052845585" calcext:value-type="float">
            <text:p>265.59</text:p>
          </table:table-cell>
          <table:table-cell office:value-type="float" office:value="262.010731613883" calcext:value-type="float">
            <text:p>262.01</text:p>
          </table:table-cell>
          <table:table-cell office:value-type="float" office:value="9.52648628357145" calcext:value-type="float">
            <text:p>9.5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98203526999" calcext:value-type="float">
            <text:p>2298203526999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8.83425" calcext:value-type="float">
            <text:p>48.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-157.418212530209" calcext:value-type="float">
            <text:p>-157.42</text:p>
          </table:table-cell>
          <table:table-cell table:number-columns-repeated="4" office:value-type="float" office:value="-167.251526653385" calcext:value-type="float">
            <text:p>-167.25</text:p>
          </table:table-cell>
          <table:table-cell office:value-type="float" office:value="9.83331412317614" calcext:value-type="float">
            <text:p>9.8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89586500297" calcext:value-type="float">
            <text:p>228958650029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35627.50766" calcext:value-type="float">
            <text:p>35627.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90.457035574898" calcext:value-type="float">
            <text:p>190.46</text:p>
          </table:table-cell>
          <table:table-cell table:number-columns-repeated="2" office:value-type="float" office:value="110.02938155432" calcext:value-type="float">
            <text:p>110.03</text:p>
          </table:table-cell>
          <table:table-cell office:value-type="float" office:value="174.958457716812" calcext:value-type="float">
            <text:p>174.96</text:p>
          </table:table-cell>
          <table:table-cell office:value-type="float" office:value="174.794700060182" calcext:value-type="float">
            <text:p>174.79</text:p>
          </table:table-cell>
          <table:table-cell office:value-type="float" office:value="9.88897332055118" calcext:value-type="float">
            <text:p>9.8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92098547091" calcext:value-type="float">
            <text:p>229209854709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2017.954769" calcext:value-type="float">
            <text:p>22018.0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84.965887879815" calcext:value-type="float">
            <text:p>284.97</text:p>
          </table:table-cell>
          <table:table-cell office:value-type="float" office:value="214.00454493692" calcext:value-type="float">
            <text:p>214.00</text:p>
          </table:table-cell>
          <table:table-cell office:value-type="float" office:value="166.810342450163" calcext:value-type="float">
            <text:p>166.81</text:p>
          </table:table-cell>
          <table:table-cell office:value-type="float" office:value="269.602250670566" calcext:value-type="float">
            <text:p>269.60</text:p>
          </table:table-cell>
          <table:table-cell office:value-type="float" office:value="268.58015828395" calcext:value-type="float">
            <text:p>268.58</text:p>
          </table:table-cell>
          <table:table-cell office:value-type="float" office:value="9.97965545901082" calcext:value-type="float">
            <text:p>9.9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95244280154" calcext:value-type="float">
            <text:p>2295244280154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3919.556442" calcext:value-type="float">
            <text:p>33919.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20.898467738373" calcext:value-type="float">
            <text:p>120.90</text:p>
          </table:table-cell>
          <table:table-cell office:value-type="float" office:value="62.7661874081641" calcext:value-type="float">
            <text:p>62.77</text:p>
          </table:table-cell>
          <table:table-cell office:value-type="float" office:value="28.9031243242697" calcext:value-type="float">
            <text:p>28.90</text:p>
          </table:table-cell>
          <table:table-cell office:value-type="float" office:value="93.7461637477631" calcext:value-type="float">
            <text:p>93.75</text:p>
          </table:table-cell>
          <table:table-cell office:value-type="float" office:value="99.3630909797153" calcext:value-type="float">
            <text:p>99.36</text:p>
          </table:table-cell>
          <table:table-cell office:value-type="float" office:value="10.1911750765307" calcext:value-type="float">
            <text:p>10.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95221248791" calcext:value-type="float">
            <text:p>229522124879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0737.93173" calcext:value-type="float">
            <text:p>30737.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67.744193143258" calcext:value-type="float">
            <text:p>167.74</text:p>
          </table:table-cell>
          <table:table-cell office:value-type="float" office:value="93.5132420140365" calcext:value-type="float">
            <text:p>93.51</text:p>
          </table:table-cell>
          <table:table-cell office:value-type="float" office:value="40.1824965893754" calcext:value-type="float">
            <text:p>40.18</text:p>
          </table:table-cell>
          <table:table-cell office:value-type="float" office:value="143.245909535047" calcext:value-type="float">
            <text:p>143.25</text:p>
          </table:table-cell>
          <table:table-cell office:value-type="float" office:value="148.896474608119" calcext:value-type="float">
            <text:p>148.90</text:p>
          </table:table-cell>
          <table:table-cell office:value-type="float" office:value="10.4016605697" calcext:value-type="float">
            <text:p>10.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08496043" calcext:value-type="float">
            <text:p>640849604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5723.22544" calcext:value-type="float">
            <text:p>5723.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98.8018478657553" calcext:value-type="float">
            <text:p>98.80</text:p>
          </table:table-cell>
          <table:table-cell table:number-columns-repeated="2" office:value-type="float" office:value="27.6007670238347" calcext:value-type="float">
            <text:p>27.60</text:p>
          </table:table-cell>
          <table:table-cell office:value-type="float" office:value="81.4205180897209" calcext:value-type="float">
            <text:p>81.42</text:p>
          </table:table-cell>
          <table:table-cell office:value-type="float" office:value="75.9088860312341" calcext:value-type="float">
            <text:p>75.91</text:p>
          </table:table-cell>
          <table:table-cell office:value-type="float" office:value="10.4225266284225" calcext:value-type="float">
            <text:p>10.4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290410650317" calcext:value-type="float">
            <text:p>52290410650317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7507.388216" calcext:value-type="float">
            <text:p>7507.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49.1881868241102" calcext:value-type="float">
            <text:p>49.19</text:p>
          </table:table-cell>
          <table:table-cell office:value-type="float" office:value="-32.4145010354022" calcext:value-type="float">
            <text:p>-32.41</text:p>
          </table:table-cell>
          <table:table-cell office:value-type="float" office:value="-81.0075115661505" calcext:value-type="float">
            <text:p>-81.01</text:p>
          </table:table-cell>
          <table:table-cell office:value-type="float" office:value="35.3270928022825" calcext:value-type="float">
            <text:p>35.33</text:p>
          </table:table-cell>
          <table:table-cell office:value-type="float" office:value="32.7263483190932" calcext:value-type="float">
            <text:p>32.73</text:p>
          </table:table-cell>
          <table:table-cell office:value-type="float" office:value="10.565070110542" calcext:value-type="float">
            <text:p>10.5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90206223614" calcext:value-type="float">
            <text:p>229020622361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35098.301292" calcext:value-type="float">
            <text:p>35098.3</text:p>
          </table:table-cell>
          <table:table-cell office:value-type="string" calcext:value-type="string">
            <text:p>False</text:p>
          </table:table-cell>
          <table:table-cell office:value-type="float" office:value="158" calcext:value-type="float">
            <text:p>158</text:p>
          </table:table-cell>
          <table:table-cell office:value-type="float" office:value="182.071823673684" calcext:value-type="float">
            <text:p>182.07</text:p>
          </table:table-cell>
          <table:table-cell table:number-columns-repeated="2" office:value-type="float" office:value="82.8576855872516" calcext:value-type="float">
            <text:p>82.86</text:p>
          </table:table-cell>
          <table:table-cell office:value-type="float" office:value="158.898116769286" calcext:value-type="float">
            <text:p>158.90</text:p>
          </table:table-cell>
          <table:table-cell office:value-type="float" office:value="162.885188080341" calcext:value-type="float">
            <text:p>162.89</text:p>
          </table:table-cell>
          <table:table-cell office:value-type="float" office:value="10.73395313938" calcext:value-type="float">
            <text:p>10.7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417427043" calcext:value-type="float">
            <text:p>56417427043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1624.490419" calcext:value-type="float">
            <text:p>11624.5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94.3550483841322" calcext:value-type="float">
            <text:p>94.36</text:p>
          </table:table-cell>
          <table:table-cell office:value-type="float" office:value="-15.7243071754674" calcext:value-type="float">
            <text:p>-15.72</text:p>
          </table:table-cell>
          <table:table-cell office:value-type="float" office:value="-68.0671845133809" calcext:value-type="float">
            <text:p>-68.07</text:p>
          </table:table-cell>
          <table:table-cell office:value-type="float" office:value="68.8589292685159" calcext:value-type="float">
            <text:p>68.86</text:p>
          </table:table-cell>
          <table:table-cell office:value-type="float" office:value="65.2548706467371" calcext:value-type="float">
            <text:p>65.25</text:p>
          </table:table-cell>
          <table:table-cell office:value-type="float" office:value="10.8520009682791" calcext:value-type="float">
            <text:p>10.8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89524828615" calcext:value-type="float">
            <text:p>228952482861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5543.779846" calcext:value-type="float">
            <text:p>15543.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70.521519513494" calcext:value-type="float">
            <text:p>270.52</text:p>
          </table:table-cell>
          <table:table-cell table:number-columns-repeated="2" office:value-type="float" office:value="143.051859198846" calcext:value-type="float">
            <text:p>143.05</text:p>
          </table:table-cell>
          <table:table-cell office:value-type="float" office:value="257.21153919382" calcext:value-type="float">
            <text:p>257.21</text:p>
          </table:table-cell>
          <table:table-cell office:value-type="float" office:value="252.912291640937" calcext:value-type="float">
            <text:p>252.91</text:p>
          </table:table-cell>
          <table:table-cell office:value-type="float" office:value="11.076982111228" calcext:value-type="float">
            <text:p>11.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89781873485" calcext:value-type="float">
            <text:p>228978187348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463.055124" calcext:value-type="float">
            <text:p>4463.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15.106659968847" calcext:value-type="float">
            <text:p>115.11</text:p>
          </table:table-cell>
          <table:table-cell table:number-columns-repeated="2" office:value-type="float" office:value="53.6197605675754" calcext:value-type="float">
            <text:p>53.62</text:p>
          </table:table-cell>
          <table:table-cell office:value-type="float" office:value="94.7406916653776" calcext:value-type="float">
            <text:p>94.74</text:p>
          </table:table-cell>
          <table:table-cell office:value-type="float" office:value="93.6043828231964" calcext:value-type="float">
            <text:p>93.60</text:p>
          </table:table-cell>
          <table:table-cell office:value-type="float" office:value="11.1238727964163" calcext:value-type="float">
            <text:p>11.1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403149655" calcext:value-type="float">
            <text:p>640314965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10840.150447" calcext:value-type="float">
            <text:p>10840.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36.5773038134245" calcext:value-type="float">
            <text:p>36.58</text:p>
          </table:table-cell>
          <table:table-cell table:number-columns-repeated="2" office:value-type="float" office:value="-12.8725133829167" calcext:value-type="float">
            <text:p>-12.87</text:p>
          </table:table-cell>
          <table:table-cell office:value-type="float" office:value="5.54372502443601" calcext:value-type="float">
            <text:p>5.54</text:p>
          </table:table-cell>
          <table:table-cell office:value-type="float" office:value="7.43200193494461" calcext:value-type="float">
            <text:p>7.43</text:p>
          </table:table-cell>
          <table:table-cell office:value-type="float" office:value="11.3066347183675" calcext:value-type="float">
            <text:p>11.3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95961894236" calcext:value-type="float">
            <text:p>2295961894236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0831.124347" calcext:value-type="float">
            <text:p>30831.1</text:p>
          </table:table-cell>
          <table:table-cell office:value-type="string" calcext:value-type="string">
            <text:p>False</text:p>
          </table:table-cell>
          <table:table-cell office:value-type="float" office:value="124" calcext:value-type="float">
            <text:p>124</text:p>
          </table:table-cell>
          <table:table-cell office:value-type="float" office:value="112.731560672044" calcext:value-type="float">
            <text:p>112.73</text:p>
          </table:table-cell>
          <table:table-cell table:number-columns-repeated="2" office:value-type="float" office:value="55.8112749498151" calcext:value-type="float">
            <text:p>55.81</text:p>
          </table:table-cell>
          <table:table-cell office:value-type="float" office:value="89.8364806427924" calcext:value-type="float">
            <text:p>89.84</text:p>
          </table:table-cell>
          <table:table-cell office:value-type="float" office:value="89.2830720689825" calcext:value-type="float">
            <text:p>89.28</text:p>
          </table:table-cell>
          <table:table-cell office:value-type="float" office:value="11.446350714203" calcext:value-type="float">
            <text:p>11.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87223764251" calcext:value-type="float">
            <text:p>228722376425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26793.03919" calcext:value-type="float">
            <text:p>26793.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73.426003372456" calcext:value-type="float">
            <text:p>173.43</text:p>
          </table:table-cell>
          <table:table-cell table:number-columns-repeated="2" office:value-type="float" office:value="76.4869162487323" calcext:value-type="float">
            <text:p>76.49</text:p>
          </table:table-cell>
          <table:table-cell office:value-type="float" office:value="144.686111032869" calcext:value-type="float">
            <text:p>144.69</text:p>
          </table:table-cell>
          <table:table-cell office:value-type="float" office:value="147.141633486798" calcext:value-type="float">
            <text:p>147.14</text:p>
          </table:table-cell>
          <table:table-cell office:value-type="float" office:value="11.6683925258292" calcext:value-type="float">
            <text:p>11.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91739214047" calcext:value-type="float">
            <text:p>2291739214047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1422.971973" calcext:value-type="float">
            <text:p>11423.0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41.107296581354" calcext:value-type="float">
            <text:p>141.11</text:p>
          </table:table-cell>
          <table:table-cell office:value-type="float" office:value="31.3681386825206" calcext:value-type="float">
            <text:p>31.37</text:p>
          </table:table-cell>
          <table:table-cell office:value-type="float" office:value="-44.1173656412254" calcext:value-type="float">
            <text:p>-44.12</text:p>
          </table:table-cell>
          <table:table-cell office:value-type="float" office:value="119.43968612236" calcext:value-type="float">
            <text:p>119.44</text:p>
          </table:table-cell>
          <table:table-cell office:value-type="float" office:value="121.329917987574" calcext:value-type="float">
            <text:p>121.33</text:p>
          </table:table-cell>
          <table:table-cell office:value-type="float" office:value="11.7986729966876" calcext:value-type="float">
            <text:p>11.8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87501931245" calcext:value-type="float">
            <text:p>228750193124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33203.566024" calcext:value-type="float">
            <text:p>33203.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82.812552479479" calcext:value-type="float">
            <text:p>182.81</text:p>
          </table:table-cell>
          <table:table-cell table:number-columns-repeated="2" office:value-type="float" office:value="85.780195712181" calcext:value-type="float">
            <text:p>85.78</text:p>
          </table:table-cell>
          <table:table-cell office:value-type="float" office:value="163.674440172808" calcext:value-type="float">
            <text:p>163.67</text:p>
          </table:table-cell>
          <table:table-cell office:value-type="float" office:value="159.003859815678" calcext:value-type="float">
            <text:p>159.00</text:p>
          </table:table-cell>
          <table:table-cell office:value-type="float" office:value="11.8039531054463" calcext:value-type="float">
            <text:p>11.8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91757162014" calcext:value-type="float">
            <text:p>2291757162014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0137.683769" calcext:value-type="float">
            <text:p>50137.7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56.729358624557" calcext:value-type="float">
            <text:p>256.73</text:p>
          </table:table-cell>
          <table:table-cell office:value-type="float" office:value="80.2609005897683" calcext:value-type="float">
            <text:p>80.26</text:p>
          </table:table-cell>
          <table:table-cell office:value-type="float" office:value="3.23029361556214" calcext:value-type="float">
            <text:p>3.23</text:p>
          </table:table-cell>
          <table:table-cell office:value-type="float" office:value="236.654145931807" calcext:value-type="float">
            <text:p>236.65</text:p>
          </table:table-cell>
          <table:table-cell office:value-type="float" office:value="240.498195234631" calcext:value-type="float">
            <text:p>240.50</text:p>
          </table:table-cell>
          <table:table-cell office:value-type="float" office:value="12.0684560758855" calcext:value-type="float">
            <text:p>12.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2295221248791" calcext:value-type="float">
            <text:p>6229522124879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356.506295" calcext:value-type="float">
            <text:p>4356.5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26.6280748968364" calcext:value-type="float">
            <text:p>-26.63</text:p>
          </table:table-cell>
          <table:table-cell office:value-type="float" office:value="-118.34900867326" calcext:value-type="float">
            <text:p>-118.35</text:p>
          </table:table-cell>
          <table:table-cell office:value-type="float" office:value="-148.40177860155" calcext:value-type="float">
            <text:p>-148.40</text:p>
          </table:table-cell>
          <table:table-cell office:value-type="float" office:value="-41.5546256513463" calcext:value-type="float">
            <text:p>-41.55</text:p>
          </table:table-cell>
          <table:table-cell office:value-type="float" office:value="-51.6456623234467" calcext:value-type="float">
            <text:p>-51.65</text:p>
          </table:table-cell>
          <table:table-cell office:value-type="float" office:value="12.089621558971" calcext:value-type="float">
            <text:p>12.0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90092674916" calcext:value-type="float">
            <text:p>22900926749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3431.681405" calcext:value-type="float">
            <text:p>13431.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76.658988988543" calcext:value-type="float">
            <text:p>276.66</text:p>
          </table:table-cell>
          <table:table-cell table:number-columns-repeated="2" office:value-type="float" office:value="167.132052596979" calcext:value-type="float">
            <text:p>167.13</text:p>
          </table:table-cell>
          <table:table-cell office:value-type="float" office:value="258.064932578829" calcext:value-type="float">
            <text:p>258.06</text:p>
          </table:table-cell>
          <table:table-cell office:value-type="float" office:value="261.404807810766" calcext:value-type="float">
            <text:p>261.40</text:p>
          </table:table-cell>
          <table:table-cell office:value-type="float" office:value="12.1255844726588" calcext:value-type="float">
            <text:p>12.1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90128155630" calcext:value-type="float">
            <text:p>229012815563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25365.441024" calcext:value-type="float">
            <text:p>25365.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86.053370897896" calcext:value-type="float">
            <text:p>186.05</text:p>
          </table:table-cell>
          <table:table-cell table:number-columns-repeated="2" office:value-type="float" office:value="98.8445204937679" calcext:value-type="float">
            <text:p>98.84</text:p>
          </table:table-cell>
          <table:table-cell office:value-type="float" office:value="154.662962994123" calcext:value-type="float">
            <text:p>154.66</text:p>
          </table:table-cell>
          <table:table-cell office:value-type="float" office:value="154.138156836923" calcext:value-type="float">
            <text:p>154.14</text:p>
          </table:table-cell>
          <table:table-cell office:value-type="float" office:value="12.3686863890428" calcext:value-type="float">
            <text:p>12.3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410622380" calcext:value-type="float">
            <text:p>641062238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6410.487305" calcext:value-type="float">
            <text:p>6410.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47.397604813088" calcext:value-type="float">
            <text:p>147.40</text:p>
          </table:table-cell>
          <table:table-cell table:number-columns-repeated="2" office:value-type="float" office:value="44.5952938890481" calcext:value-type="float">
            <text:p>44.60</text:p>
          </table:table-cell>
          <table:table-cell office:value-type="float" office:value="131.225459674119" calcext:value-type="float">
            <text:p>131.23</text:p>
          </table:table-cell>
          <table:table-cell office:value-type="float" office:value="128.80614826685" calcext:value-type="float">
            <text:p>128.81</text:p>
          </table:table-cell>
          <table:table-cell office:value-type="float" office:value="12.6363612805719" calcext:value-type="float">
            <text:p>12.64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415061330" calcext:value-type="float">
            <text:p>641506133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09.0622" calcext:value-type="float">
            <text:p>109.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90.8531693361996" calcext:value-type="float">
            <text:p>-90.85</text:p>
          </table:table-cell>
          <table:table-cell table:number-columns-repeated="2" office:value-type="float" office:value="-175.775826353717" calcext:value-type="float">
            <text:p>-175.78</text:p>
          </table:table-cell>
          <table:table-cell office:value-type="float" office:value="-142.435924565094" calcext:value-type="float">
            <text:p>-142.44</text:p>
          </table:table-cell>
          <table:table-cell office:value-type="float" office:value="-136.261925363261" calcext:value-type="float">
            <text:p>-136.26</text:p>
          </table:table-cell>
          <table:table-cell office:value-type="float" office:value="12.6483406818399" calcext:value-type="float">
            <text:p>12.6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95905171078" calcext:value-type="float">
            <text:p>2295905171078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6597.819988" calcext:value-type="float">
            <text:p>36597.8</text:p>
          </table:table-cell>
          <table:table-cell office:value-type="string" calcext:value-type="string">
            <text:p>False</text:p>
          </table:table-cell>
          <table:table-cell office:value-type="float" office:value="241" calcext:value-type="float">
            <text:p>241</text:p>
          </table:table-cell>
          <table:table-cell office:value-type="float" office:value="137.822878721902" calcext:value-type="float">
            <text:p>137.82</text:p>
          </table:table-cell>
          <table:table-cell office:value-type="float" office:value="60.6727645620024" calcext:value-type="float">
            <text:p>60.67</text:p>
          </table:table-cell>
          <table:table-cell office:value-type="float" office:value="55.1623615970271" calcext:value-type="float">
            <text:p>55.16</text:p>
          </table:table-cell>
          <table:table-cell office:value-type="float" office:value="93.7035983847251" calcext:value-type="float">
            <text:p>93.70</text:p>
          </table:table-cell>
          <table:table-cell office:value-type="float" office:value="87.0003318662176" calcext:value-type="float">
            <text:p>87.00</text:p>
          </table:table-cell>
          <table:table-cell office:value-type="float" office:value="12.9283070538387" calcext:value-type="float">
            <text:p>12.9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90165512056" calcext:value-type="float">
            <text:p>229016551205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37602.628074" calcext:value-type="float">
            <text:p>37602.6</text:p>
          </table:table-cell>
          <table:table-cell office:value-type="string" calcext:value-type="string">
            <text:p>True</text:p>
          </table:table-cell>
          <table:table-cell office:value-type="float" office:value="138" calcext:value-type="float">
            <text:p>138</text:p>
          </table:table-cell>
          <table:table-cell office:value-type="float" office:value="173.842916782409" calcext:value-type="float">
            <text:p>173.84</text:p>
          </table:table-cell>
          <table:table-cell table:number-columns-repeated="2" office:value-type="float" office:value="77.4340817536046" calcext:value-type="float">
            <text:p>77.43</text:p>
          </table:table-cell>
          <table:table-cell office:value-type="float" office:value="156.932605436005" calcext:value-type="float">
            <text:p>156.93</text:p>
          </table:table-cell>
          <table:table-cell office:value-type="float" office:value="149.040548022199" calcext:value-type="float">
            <text:p>149.04</text:p>
          </table:table-cell>
          <table:table-cell office:value-type="float" office:value="13.3922452632604" calcext:value-type="float">
            <text:p>13.3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91817697935" calcext:value-type="float">
            <text:p>2291817697935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9505.784172" calcext:value-type="float">
            <text:p>59505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69.579412175572" calcext:value-type="float">
            <text:p>169.58</text:p>
          </table:table-cell>
          <table:table-cell office:value-type="float" office:value="108.751974419988" calcext:value-type="float">
            <text:p>108.75</text:p>
          </table:table-cell>
          <table:table-cell office:value-type="float" office:value="62.5484648005749" calcext:value-type="float">
            <text:p>62.55</text:p>
          </table:table-cell>
          <table:table-cell office:value-type="float" office:value="163.432482727288" calcext:value-type="float">
            <text:p>163.43</text:p>
          </table:table-cell>
          <table:table-cell office:value-type="float" office:value="155.18033680946" calcext:value-type="float">
            <text:p>155.18</text:p>
          </table:table-cell>
          <table:table-cell office:value-type="float" office:value="13.4434795418598" calcext:value-type="float">
            <text:p>13.4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87512694840" calcext:value-type="float">
            <text:p>228751269484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16204.668182" calcext:value-type="float">
            <text:p>16204.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74.738681642411" calcext:value-type="float">
            <text:p>174.74</text:p>
          </table:table-cell>
          <table:table-cell table:number-columns-repeated="2" office:value-type="float" office:value="71.8178739198026" calcext:value-type="float">
            <text:p>71.82</text:p>
          </table:table-cell>
          <table:table-cell office:value-type="float" office:value="154.096948219759" calcext:value-type="float">
            <text:p>154.10</text:p>
          </table:table-cell>
          <table:table-cell office:value-type="float" office:value="149.647400809658" calcext:value-type="float">
            <text:p>149.65</text:p>
          </table:table-cell>
          <table:table-cell office:value-type="float" office:value="13.6429712565603" calcext:value-type="float">
            <text:p>13.64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90225173766" calcext:value-type="float">
            <text:p>229022517376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32506.878859" calcext:value-type="float">
            <text:p>32506.9</text:p>
          </table:table-cell>
          <table:table-cell office:value-type="string" calcext:value-type="string">
            <text:p>False</text:p>
          </table:table-cell>
          <table:table-cell office:value-type="float" office:value="161" calcext:value-type="float">
            <text:p>161</text:p>
          </table:table-cell>
          <table:table-cell office:value-type="float" office:value="181.540885156966" calcext:value-type="float">
            <text:p>181.54</text:p>
          </table:table-cell>
          <table:table-cell table:number-columns-repeated="2" office:value-type="float" office:value="70.7812456605354" calcext:value-type="float">
            <text:p>70.78</text:p>
          </table:table-cell>
          <table:table-cell office:value-type="float" office:value="166.15978432696" calcext:value-type="float">
            <text:p>166.16</text:p>
          </table:table-cell>
          <table:table-cell office:value-type="float" office:value="161.371384642732" calcext:value-type="float">
            <text:p>161.37</text:p>
          </table:table-cell>
          <table:table-cell office:value-type="float" office:value="13.7361069330675" calcext:value-type="float">
            <text:p>13.74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2295195100690" calcext:value-type="float">
            <text:p>62295195100690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38.23207" calcext:value-type="float">
            <text:p>538.2</text:p>
          </table:table-cell>
          <table:table-cell office:value-type="string" calcext:value-type="string">
            <text:p>False</text:p>
          </table:table-cell>
          <table:table-cell office:value-type="float" office:value="51" calcext:value-type="float">
            <text:p>51</text:p>
          </table:table-cell>
          <table:table-cell office:value-type="float" office:value="-158.095875287462" calcext:value-type="float">
            <text:p>-158.10</text:p>
          </table:table-cell>
          <table:table-cell table:number-columns-repeated="2" office:value-type="float" office:value="-188.629133697497" calcext:value-type="float">
            <text:p>-188.63</text:p>
          </table:table-cell>
          <table:table-cell office:value-type="float" office:value="-180.415428041379" calcext:value-type="float">
            <text:p>-180.42</text:p>
          </table:table-cell>
          <table:table-cell office:value-type="float" office:value="-188.244999837285" calcext:value-type="float">
            <text:p>-188.24</text:p>
          </table:table-cell>
          <table:table-cell office:value-type="float" office:value="13.894158777419" calcext:value-type="float">
            <text:p>13.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95269733941" calcext:value-type="float">
            <text:p>229526973394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7402.283667" calcext:value-type="float">
            <text:p>27402.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87.872098322326" calcext:value-type="float">
            <text:p>187.87</text:p>
          </table:table-cell>
          <table:table-cell office:value-type="float" office:value="90.429449019491" calcext:value-type="float">
            <text:p>90.43</text:p>
          </table:table-cell>
          <table:table-cell office:value-type="float" office:value="43.4478316699334" calcext:value-type="float">
            <text:p>43.45</text:p>
          </table:table-cell>
          <table:table-cell office:value-type="float" office:value="149.552005178419" calcext:value-type="float">
            <text:p>149.55</text:p>
          </table:table-cell>
          <table:table-cell office:value-type="float" office:value="148.835640704314" calcext:value-type="float">
            <text:p>148.84</text:p>
          </table:table-cell>
          <table:table-cell office:value-type="float" office:value="13.9035951436593" calcext:value-type="float">
            <text:p>13.9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89263033643" calcext:value-type="float">
            <text:p>228926303364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484.409917" calcext:value-type="float">
            <text:p>5484.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5.008660703972" calcext:value-type="float">
            <text:p>155.01</text:p>
          </table:table-cell>
          <table:table-cell table:number-columns-repeated="2" office:value-type="float" office:value="57.7897584647057" calcext:value-type="float">
            <text:p>57.79</text:p>
          </table:table-cell>
          <table:table-cell office:value-type="float" office:value="112.370213044803" calcext:value-type="float">
            <text:p>112.37</text:p>
          </table:table-cell>
          <table:table-cell office:value-type="float" office:value="119.509731804619" calcext:value-type="float">
            <text:p>119.51</text:p>
          </table:table-cell>
          <table:table-cell office:value-type="float" office:value="14.4085579222514" calcext:value-type="float">
            <text:p>14.4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407797397" calcext:value-type="float">
            <text:p>640779739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85.124828" calcext:value-type="float">
            <text:p>85.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96.847337401866" calcext:value-type="float">
            <text:p>-96.85</text:p>
          </table:table-cell>
          <table:table-cell table:number-columns-repeated="2" office:value-type="float" office:value="-132.467523648192" calcext:value-type="float">
            <text:p>-132.47</text:p>
          </table:table-cell>
          <table:table-cell office:value-type="float" office:value="-130.805643439263" calcext:value-type="float">
            <text:p>-130.81</text:p>
          </table:table-cell>
          <table:table-cell office:value-type="float" office:value="-129.004397025773" calcext:value-type="float">
            <text:p>-129.00</text:p>
          </table:table-cell>
          <table:table-cell office:value-type="float" office:value="14.6337674837735" calcext:value-type="float">
            <text:p>14.6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04474504" calcext:value-type="float">
            <text:p>640447450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6912.688567" calcext:value-type="float">
            <text:p>6912.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3.066363004525" calcext:value-type="float">
            <text:p>153.07</text:p>
          </table:table-cell>
          <table:table-cell table:number-columns-repeated="2" office:value-type="float" office:value="65.7551823073894" calcext:value-type="float">
            <text:p>65.76</text:p>
          </table:table-cell>
          <table:table-cell office:value-type="float" office:value="131.494901972994" calcext:value-type="float">
            <text:p>131.49</text:p>
          </table:table-cell>
          <table:table-cell office:value-type="float" office:value="129.088555253778" calcext:value-type="float">
            <text:p>129.09</text:p>
          </table:table-cell>
          <table:table-cell office:value-type="float" office:value="14.6891886591526" calcext:value-type="float">
            <text:p>14.6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87830637738" calcext:value-type="float">
            <text:p>228783063773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0845.746119" calcext:value-type="float">
            <text:p>20845.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74.868499523597" calcext:value-type="float">
            <text:p>174.87</text:p>
          </table:table-cell>
          <table:table-cell table:number-columns-repeated="2" office:value-type="float" office:value="63.3779009212935" calcext:value-type="float">
            <text:p>63.38</text:p>
          </table:table-cell>
          <table:table-cell office:value-type="float" office:value="153.974802203436" calcext:value-type="float">
            <text:p>153.97</text:p>
          </table:table-cell>
          <table:table-cell office:value-type="float" office:value="149.44394667207" calcext:value-type="float">
            <text:p>149.44</text:p>
          </table:table-cell>
          <table:table-cell office:value-type="float" office:value="14.7640717855126" calcext:value-type="float">
            <text:p>14.7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92002596874" calcext:value-type="float">
            <text:p>2292002596874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2591.754501" calcext:value-type="float">
            <text:p>12591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96.039771445193" calcext:value-type="float">
            <text:p>196.04</text:p>
          </table:table-cell>
          <table:table-cell office:value-type="float" office:value="84.5710129638293" calcext:value-type="float">
            <text:p>84.57</text:p>
          </table:table-cell>
          <table:table-cell office:value-type="float" office:value="42.1442008438312" calcext:value-type="float">
            <text:p>42.14</text:p>
          </table:table-cell>
          <table:table-cell office:value-type="float" office:value="83.9096773052092" calcext:value-type="float">
            <text:p>83.91</text:p>
          </table:table-cell>
          <table:table-cell office:value-type="float" office:value="90.2164829423492" calcext:value-type="float">
            <text:p>90.22</text:p>
          </table:table-cell>
          <table:table-cell office:value-type="float" office:value="14.8478750132162" calcext:value-type="float">
            <text:p>14.8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89538816485" calcext:value-type="float">
            <text:p>228953881648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20014.674528" calcext:value-type="float">
            <text:p>20014.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66.084557712884" calcext:value-type="float">
            <text:p>166.08</text:p>
          </table:table-cell>
          <table:table-cell table:number-columns-repeated="2" office:value-type="float" office:value="76.5474244175821" calcext:value-type="float">
            <text:p>76.55</text:p>
          </table:table-cell>
          <table:table-cell office:value-type="float" office:value="149.420077481463" calcext:value-type="float">
            <text:p>149.42</text:p>
          </table:table-cell>
          <table:table-cell office:value-type="float" office:value="138.962716108565" calcext:value-type="float">
            <text:p>138.96</text:p>
          </table:table-cell>
          <table:table-cell office:value-type="float" office:value="14.8826294282405" calcext:value-type="float">
            <text:p>14.8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89569819764" calcext:value-type="float">
            <text:p>228956981976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9451.925294" calcext:value-type="float">
            <text:p>19451.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76.22815203335" calcext:value-type="float">
            <text:p>276.23</text:p>
          </table:table-cell>
          <table:table-cell table:number-columns-repeated="2" office:value-type="float" office:value="149.883388837111" calcext:value-type="float">
            <text:p>149.88</text:p>
          </table:table-cell>
          <table:table-cell office:value-type="float" office:value="263.598278670218" calcext:value-type="float">
            <text:p>263.60</text:p>
          </table:table-cell>
          <table:table-cell office:value-type="float" office:value="256.169142315523" calcext:value-type="float">
            <text:p>256.17</text:p>
          </table:table-cell>
          <table:table-cell office:value-type="float" office:value="14.9648693695869" calcext:value-type="float">
            <text:p>14.9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87779104328" calcext:value-type="float">
            <text:p>228777910432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3685.463738" calcext:value-type="float">
            <text:p>13685.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83.538097158533" calcext:value-type="float">
            <text:p>183.54</text:p>
          </table:table-cell>
          <table:table-cell table:number-columns-repeated="2" office:value-type="float" office:value="85.0227084976008" calcext:value-type="float">
            <text:p>85.02</text:p>
          </table:table-cell>
          <table:table-cell office:value-type="float" office:value="162.973551051047" calcext:value-type="float">
            <text:p>162.97</text:p>
          </table:table-cell>
          <table:table-cell office:value-type="float" office:value="155.215120921833" calcext:value-type="float">
            <text:p>155.22</text:p>
          </table:table-cell>
          <table:table-cell office:value-type="float" office:value="15.1295262527414" calcext:value-type="float">
            <text:p>15.1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99027162834" calcext:value-type="float">
            <text:p>2299027162834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33.740935" calcext:value-type="float">
            <text:p>333.7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-155.354330894561" calcext:value-type="float">
            <text:p>-155.35</text:p>
          </table:table-cell>
          <table:table-cell table:number-columns-repeated="4" office:value-type="float" office:value="-169.698650871109" calcext:value-type="float">
            <text:p>-169.70</text:p>
          </table:table-cell>
          <table:table-cell office:value-type="float" office:value="15.4948173867326" calcext:value-type="float">
            <text:p>15.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90748504803" calcext:value-type="float">
            <text:p>229074850480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1197.60418" calcext:value-type="float">
            <text:p>11197.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78.912209867734" calcext:value-type="float">
            <text:p>278.91</text:p>
          </table:table-cell>
          <table:table-cell table:number-columns-repeated="2" office:value-type="float" office:value="189.33358589993" calcext:value-type="float">
            <text:p>189.33</text:p>
          </table:table-cell>
          <table:table-cell office:value-type="float" office:value="253.278271801749" calcext:value-type="float">
            <text:p>253.28</text:p>
          </table:table-cell>
          <table:table-cell office:value-type="float" office:value="255.932590449069" calcext:value-type="float">
            <text:p>255.93</text:p>
          </table:table-cell>
          <table:table-cell office:value-type="float" office:value="15.7923914991344" calcext:value-type="float">
            <text:p>15.7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89384530357" calcext:value-type="float">
            <text:p>228938453035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8044.215785" calcext:value-type="float">
            <text:p>8044.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74.723978094625" calcext:value-type="float">
            <text:p>274.72</text:p>
          </table:table-cell>
          <table:table-cell table:number-columns-repeated="2" office:value-type="float" office:value="154.10950003616" calcext:value-type="float">
            <text:p>154.11</text:p>
          </table:table-cell>
          <table:table-cell office:value-type="float" office:value="261.94507189579" calcext:value-type="float">
            <text:p>261.95</text:p>
          </table:table-cell>
          <table:table-cell office:value-type="float" office:value="256.29584412356" calcext:value-type="float">
            <text:p>256.30</text:p>
          </table:table-cell>
          <table:table-cell office:value-type="float" office:value="15.8994055328539" calcext:value-type="float">
            <text:p>15.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97923120514" calcext:value-type="float">
            <text:p>2297923120514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32.627023" calcext:value-type="float">
            <text:p>532.6</text:p>
          </table:table-cell>
          <table:table-cell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-135.779409691351" calcext:value-type="float">
            <text:p>-135.78</text:p>
          </table:table-cell>
          <table:table-cell table:number-columns-repeated="4" office:value-type="float" office:value="-154.64456738288" calcext:value-type="float">
            <text:p>-154.64</text:p>
          </table:table-cell>
          <table:table-cell office:value-type="float" office:value="16.1969912382612" calcext:value-type="float">
            <text:p>16.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95684743375" calcext:value-type="float">
            <text:p>2295684743375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5331.658856" calcext:value-type="float">
            <text:p>45331.7</text:p>
          </table:table-cell>
          <table:table-cell office:value-type="string" calcext:value-type="string">
            <text:p>False</text:p>
          </table:table-cell>
          <table:table-cell office:value-type="float" office:value="380" calcext:value-type="float">
            <text:p>380</text:p>
          </table:table-cell>
          <table:table-cell office:value-type="float" office:value="164.935874565781" calcext:value-type="float">
            <text:p>164.94</text:p>
          </table:table-cell>
          <table:table-cell office:value-type="float" office:value="88.7056007853515" calcext:value-type="float">
            <text:p>88.71</text:p>
          </table:table-cell>
          <table:table-cell office:value-type="float" office:value="43.2084909009279" calcext:value-type="float">
            <text:p>43.21</text:p>
          </table:table-cell>
          <table:table-cell office:value-type="float" office:value="130.444312478913" calcext:value-type="float">
            <text:p>130.44</text:p>
          </table:table-cell>
          <table:table-cell office:value-type="float" office:value="127.586983697472" calcext:value-type="float">
            <text:p>127.59</text:p>
          </table:table-cell>
          <table:table-cell office:value-type="float" office:value="16.4196315533686" calcext:value-type="float">
            <text:p>16.4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90248243116" calcext:value-type="float">
            <text:p>22902482431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646.909317" calcext:value-type="float">
            <text:p>646.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97.107749998259" calcext:value-type="float">
            <text:p>97.11</text:p>
          </table:table-cell>
          <table:table-cell table:number-columns-repeated="2" office:value-type="float" office:value="-21.2232468944721" calcext:value-type="float">
            <text:p>-21.22</text:p>
          </table:table-cell>
          <table:table-cell office:value-type="float" office:value="68.5107523003438" calcext:value-type="float">
            <text:p>68.51</text:p>
          </table:table-cell>
          <table:table-cell office:value-type="float" office:value="62.8237995352507" calcext:value-type="float">
            <text:p>62.82</text:p>
          </table:table-cell>
          <table:table-cell office:value-type="float" office:value="16.4495569979629" calcext:value-type="float">
            <text:p>16.4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87488265106" calcext:value-type="float">
            <text:p>228748826510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13398.120906" calcext:value-type="float">
            <text:p>13398.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75.019708054741" calcext:value-type="float">
            <text:p>175.02</text:p>
          </table:table-cell>
          <table:table-cell table:number-columns-repeated="2" office:value-type="float" office:value="75.4104351097856" calcext:value-type="float">
            <text:p>75.41</text:p>
          </table:table-cell>
          <table:table-cell office:value-type="float" office:value="135.644128082944" calcext:value-type="float">
            <text:p>135.64</text:p>
          </table:table-cell>
          <table:table-cell office:value-type="float" office:value="138.478025117691" calcext:value-type="float">
            <text:p>138.48</text:p>
          </table:table-cell>
          <table:table-cell office:value-type="float" office:value="16.6838570583116" calcext:value-type="float">
            <text:p>16.6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15384184" calcext:value-type="float">
            <text:p>641538418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5959.839422" calcext:value-type="float">
            <text:p>5959.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06.248235359355" calcext:value-type="float">
            <text:p>106.25</text:p>
          </table:table-cell>
          <table:table-cell table:number-columns-repeated="2" office:value-type="float" office:value="41.9551664361585" calcext:value-type="float">
            <text:p>41.96</text:p>
          </table:table-cell>
          <table:table-cell office:value-type="float" office:value="94.2626447913028" calcext:value-type="float">
            <text:p>94.26</text:p>
          </table:table-cell>
          <table:table-cell office:value-type="float" office:value="80.8513146725565" calcext:value-type="float">
            <text:p>80.85</text:p>
          </table:table-cell>
          <table:table-cell office:value-type="float" office:value="17.1134763811061" calcext:value-type="float">
            <text:p>17.1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05807355" calcext:value-type="float">
            <text:p>640580735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268.488068" calcext:value-type="float">
            <text:p>268.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4.491087264195" calcext:value-type="float">
            <text:p>24.49</text:p>
          </table:table-cell>
          <table:table-cell table:number-columns-repeated="2" office:value-type="float" office:value="-67.6393938822736" calcext:value-type="float">
            <text:p>-67.64</text:p>
          </table:table-cell>
          <table:table-cell office:value-type="float" office:value="-11.3011300808615" calcext:value-type="float">
            <text:p>-11.30</text:p>
          </table:table-cell>
          <table:table-cell office:value-type="float" office:value="-14.8574349534012" calcext:value-type="float">
            <text:p>-14.86</text:p>
          </table:table-cell>
          <table:table-cell office:value-type="float" office:value="17.348300056958" calcext:value-type="float">
            <text:p>17.3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95828983783" calcext:value-type="float">
            <text:p>2295828983783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1578.648497" calcext:value-type="float">
            <text:p>11578.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37.539658269767" calcext:value-type="float">
            <text:p>137.54</text:p>
          </table:table-cell>
          <table:table-cell office:value-type="float" office:value="-275.719632266769" calcext:value-type="float">
            <text:p>-275.72</text:p>
          </table:table-cell>
          <table:table-cell office:value-type="float" office:value="7.9780014549567" calcext:value-type="float">
            <text:p>7.98</text:p>
          </table:table-cell>
          <table:table-cell office:value-type="float" office:value="-573.73294778987" calcext:value-type="float">
            <text:p>-573.73</text:p>
          </table:table-cell>
          <table:table-cell office:value-type="float" office:value="-575.58398319733" calcext:value-type="float">
            <text:p>-575.58</text:p>
          </table:table-cell>
          <table:table-cell office:value-type="float" office:value="17.8266911154956" calcext:value-type="float">
            <text:p>17.8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90145630591" calcext:value-type="float">
            <text:p>229014563059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19608.364978" calcext:value-type="float">
            <text:p>19608.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83.825913266276" calcext:value-type="float">
            <text:p>183.83</text:p>
          </table:table-cell>
          <table:table-cell table:number-columns-repeated="2" office:value-type="float" office:value="90.7217656367782" calcext:value-type="float">
            <text:p>90.72</text:p>
          </table:table-cell>
          <table:table-cell office:value-type="float" office:value="163.863954723827" calcext:value-type="float">
            <text:p>163.86</text:p>
          </table:table-cell>
          <table:table-cell office:value-type="float" office:value="157.599983963804" calcext:value-type="float">
            <text:p>157.60</text:p>
          </table:table-cell>
          <table:table-cell office:value-type="float" office:value="17.8639957603629" calcext:value-type="float">
            <text:p>17.8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98858927399" calcext:value-type="float">
            <text:p>2298858927399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89.749437" calcext:value-type="float">
            <text:p>389.7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-151.216984210488" calcext:value-type="float">
            <text:p>-151.22</text:p>
          </table:table-cell>
          <table:table-cell table:number-columns-repeated="4" office:value-type="float" office:value="-182.49804477238" calcext:value-type="float">
            <text:p>-182.50</text:p>
          </table:table-cell>
          <table:table-cell office:value-type="float" office:value="17.9537177794243" calcext:value-type="float">
            <text:p>17.9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96019840994" calcext:value-type="float">
            <text:p>2296019840994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2740.847829" calcext:value-type="float">
            <text:p>22740.8</text:p>
          </table:table-cell>
          <table:table-cell office:value-type="string" calcext:value-type="string">
            <text:p>False</text:p>
          </table:table-cell>
          <table:table-cell office:value-type="float" office:value="169" calcext:value-type="float">
            <text:p>169</text:p>
          </table:table-cell>
          <table:table-cell office:value-type="float" office:value="147.078400975381" calcext:value-type="float">
            <text:p>147.08</text:p>
          </table:table-cell>
          <table:table-cell table:number-columns-repeated="2" office:value-type="float" office:value="18.0891112504578" calcext:value-type="float">
            <text:p>18.09</text:p>
          </table:table-cell>
          <table:table-cell office:value-type="float" office:value="121.539310722277" calcext:value-type="float">
            <text:p>121.54</text:p>
          </table:table-cell>
          <table:table-cell office:value-type="float" office:value="117.151408506003" calcext:value-type="float">
            <text:p>117.15</text:p>
          </table:table-cell>
          <table:table-cell office:value-type="float" office:value="17.9801557440951" calcext:value-type="float">
            <text:p>17.98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98131871689" calcext:value-type="float">
            <text:p>2298131871689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94.954453" calcext:value-type="float">
            <text:p>295.0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-135.560699689806" calcext:value-type="float">
            <text:p>-135.56</text:p>
          </table:table-cell>
          <table:table-cell table:number-columns-repeated="4" office:value-type="float" office:value="-162.650911261586" calcext:value-type="float">
            <text:p>-162.65</text:p>
          </table:table-cell>
          <table:table-cell office:value-type="float" office:value="18.0313758576412" calcext:value-type="float">
            <text:p>18.0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87475451152" calcext:value-type="float">
            <text:p>228747545115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14560.634722" calcext:value-type="float">
            <text:p>14560.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64.309539606203" calcext:value-type="float">
            <text:p>164.31</text:p>
          </table:table-cell>
          <table:table-cell table:number-columns-repeated="2" office:value-type="float" office:value="77.8201884664798" calcext:value-type="float">
            <text:p>77.82</text:p>
          </table:table-cell>
          <table:table-cell office:value-type="float" office:value="136.006501176767" calcext:value-type="float">
            <text:p>136.01</text:p>
          </table:table-cell>
          <table:table-cell office:value-type="float" office:value="135.570192573773" calcext:value-type="float">
            <text:p>135.57</text:p>
          </table:table-cell>
          <table:table-cell office:value-type="float" office:value="18.0391327656262" calcext:value-type="float">
            <text:p>18.04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06968164056" calcext:value-type="float">
            <text:p>2306968164056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0459.823764" calcext:value-type="float">
            <text:p>10459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3.1784815956603" calcext:value-type="float">
            <text:p>83.18</text:p>
          </table:table-cell>
          <table:table-cell office:value-type="float" office:value="-311.293550206151" calcext:value-type="float">
            <text:p>-311.29</text:p>
          </table:table-cell>
          <table:table-cell office:value-type="float" office:value="-19.5922949074081" calcext:value-type="float">
            <text:p>-19.59</text:p>
          </table:table-cell>
          <table:table-cell office:value-type="float" office:value="-583.12969872343" calcext:value-type="float">
            <text:p>-583.13</text:p>
          </table:table-cell>
          <table:table-cell office:value-type="float" office:value="-577.894589085483" calcext:value-type="float">
            <text:p>-577.89</text:p>
          </table:table-cell>
          <table:table-cell office:value-type="float" office:value="18.0441032049567" calcext:value-type="float">
            <text:p>18.0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89603491094" calcext:value-type="float">
            <text:p>228960349109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38989.922306" calcext:value-type="float">
            <text:p>38989.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02.90577667525" calcext:value-type="float">
            <text:p>202.91</text:p>
          </table:table-cell>
          <table:table-cell table:number-columns-repeated="2" office:value-type="float" office:value="93.129967774631" calcext:value-type="float">
            <text:p>93.13</text:p>
          </table:table-cell>
          <table:table-cell office:value-type="float" office:value="176.994932558399" calcext:value-type="float">
            <text:p>176.99</text:p>
          </table:table-cell>
          <table:table-cell office:value-type="float" office:value="173.786965757233" calcext:value-type="float">
            <text:p>173.79</text:p>
          </table:table-cell>
          <table:table-cell office:value-type="float" office:value="18.1592704286833" calcext:value-type="float">
            <text:p>18.1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90186107434" calcext:value-type="float">
            <text:p>229018610743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28755.20119" calcext:value-type="float">
            <text:p>28755.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05.979274779599" calcext:value-type="float">
            <text:p>205.98</text:p>
          </table:table-cell>
          <table:table-cell table:number-columns-repeated="2" office:value-type="float" office:value="115.189690093416" calcext:value-type="float">
            <text:p>115.19</text:p>
          </table:table-cell>
          <table:table-cell office:value-type="float" office:value="171.017808788782" calcext:value-type="float">
            <text:p>171.02</text:p>
          </table:table-cell>
          <table:table-cell office:value-type="float" office:value="184.681969767055" calcext:value-type="float">
            <text:p>184.68</text:p>
          </table:table-cell>
          <table:table-cell office:value-type="float" office:value="18.2068566178585" calcext:value-type="float">
            <text:p>18.2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91794929121" calcext:value-type="float">
            <text:p>229179492912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0007.775985" calcext:value-type="float">
            <text:p>10007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70.621877440778" calcext:value-type="float">
            <text:p>270.62</text:p>
          </table:table-cell>
          <table:table-cell office:value-type="float" office:value="93.3690632878533" calcext:value-type="float">
            <text:p>93.37</text:p>
          </table:table-cell>
          <table:table-cell office:value-type="float" office:value="3.19661965355134" calcext:value-type="float">
            <text:p>3.20</text:p>
          </table:table-cell>
          <table:table-cell office:value-type="float" office:value="235.137967632104" calcext:value-type="float">
            <text:p>235.14</text:p>
          </table:table-cell>
          <table:table-cell office:value-type="float" office:value="229.155814301165" calcext:value-type="float">
            <text:p>229.16</text:p>
          </table:table-cell>
          <table:table-cell office:value-type="float" office:value="18.2632623698676" calcext:value-type="float">
            <text:p>18.2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98894595" calcext:value-type="float">
            <text:p>639889459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429.694243" calcext:value-type="float">
            <text:p>429.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56.6670025215221" calcext:value-type="float">
            <text:p>56.67</text:p>
          </table:table-cell>
          <table:table-cell table:number-columns-repeated="2" office:value-type="float" office:value="-64.1161928465711" calcext:value-type="float">
            <text:p>-64.12</text:p>
          </table:table-cell>
          <table:table-cell office:value-type="float" office:value="14.4172656624189" calcext:value-type="float">
            <text:p>14.42</text:p>
          </table:table-cell>
          <table:table-cell office:value-type="float" office:value="12.3783475021483" calcext:value-type="float">
            <text:p>12.38</text:p>
          </table:table-cell>
          <table:table-cell office:value-type="float" office:value="18.3332576864208" calcext:value-type="float">
            <text:p>18.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405563712" calcext:value-type="float">
            <text:p>640556371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0596.207618" calcext:value-type="float">
            <text:p>10596.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3.449896056559" calcext:value-type="float">
            <text:p>153.45</text:p>
          </table:table-cell>
          <table:table-cell table:number-columns-repeated="2" office:value-type="float" office:value="29.2072111149055" calcext:value-type="float">
            <text:p>29.21</text:p>
          </table:table-cell>
          <table:table-cell office:value-type="float" office:value="98.7977446004721" calcext:value-type="float">
            <text:p>98.80</text:p>
          </table:table-cell>
          <table:table-cell office:value-type="float" office:value="107.008423371003" calcext:value-type="float">
            <text:p>107.01</text:p>
          </table:table-cell>
          <table:table-cell office:value-type="float" office:value="18.3693049795002" calcext:value-type="float">
            <text:p>18.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91859736930" calcext:value-type="float">
            <text:p>229185973693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2033.521539" calcext:value-type="float">
            <text:p>12033.5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71.408849349404" calcext:value-type="float">
            <text:p>271.41</text:p>
          </table:table-cell>
          <table:table-cell office:value-type="float" office:value="105.907691067305" calcext:value-type="float">
            <text:p>105.91</text:p>
          </table:table-cell>
          <table:table-cell office:value-type="float" office:value="40.3757804073249" calcext:value-type="float">
            <text:p>40.38</text:p>
          </table:table-cell>
          <table:table-cell office:value-type="float" office:value="242.953765807279" calcext:value-type="float">
            <text:p>242.95</text:p>
          </table:table-cell>
          <table:table-cell office:value-type="float" office:value="242.689184756037" calcext:value-type="float">
            <text:p>242.69</text:p>
          </table:table-cell>
          <table:table-cell office:value-type="float" office:value="18.7289327936999" calcext:value-type="float">
            <text:p>18.7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89638933234" calcext:value-type="float">
            <text:p>228963893323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69.585133" calcext:value-type="float">
            <text:p>569.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99.4604366226359" calcext:value-type="float">
            <text:p>99.46</text:p>
          </table:table-cell>
          <table:table-cell table:number-columns-repeated="2" office:value-type="float" office:value="-14.9198018454421" calcext:value-type="float">
            <text:p>-14.92</text:p>
          </table:table-cell>
          <table:table-cell office:value-type="float" office:value="46.6624180475206" calcext:value-type="float">
            <text:p>46.66</text:p>
          </table:table-cell>
          <table:table-cell office:value-type="float" office:value="48.8660508043059" calcext:value-type="float">
            <text:p>48.87</text:p>
          </table:table-cell>
          <table:table-cell office:value-type="float" office:value="18.7798422718348" calcext:value-type="float">
            <text:p>18.7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403492914" calcext:value-type="float">
            <text:p>640349291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5595.843583" calcext:value-type="float">
            <text:p>5595.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93.6159553582565" calcext:value-type="float">
            <text:p>93.62</text:p>
          </table:table-cell>
          <table:table-cell table:number-columns-repeated="2" office:value-type="float" office:value="-23.6818121920274" calcext:value-type="float">
            <text:p>-23.68</text:p>
          </table:table-cell>
          <table:table-cell office:value-type="float" office:value="59.6206770051264" calcext:value-type="float">
            <text:p>59.62</text:p>
          </table:table-cell>
          <table:table-cell office:value-type="float" office:value="56.0287394744323" calcext:value-type="float">
            <text:p>56.03</text:p>
          </table:table-cell>
          <table:table-cell office:value-type="float" office:value="19.0206646134888" calcext:value-type="float">
            <text:p>19.0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02388579" calcext:value-type="float">
            <text:p>640238857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4446.094448" calcext:value-type="float">
            <text:p>4446.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20.270059774251" calcext:value-type="float">
            <text:p>120.27</text:p>
          </table:table-cell>
          <table:table-cell table:number-columns-repeated="2" office:value-type="float" office:value="-4.64350783753198" calcext:value-type="float">
            <text:p>-4.64</text:p>
          </table:table-cell>
          <table:table-cell office:value-type="float" office:value="82.4464943052785" calcext:value-type="float">
            <text:p>82.45</text:p>
          </table:table-cell>
          <table:table-cell office:value-type="float" office:value="82.6303293763542" calcext:value-type="float">
            <text:p>82.63</text:p>
          </table:table-cell>
          <table:table-cell office:value-type="float" office:value="19.2794595730628" calcext:value-type="float">
            <text:p>19.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91925953700" calcext:value-type="float">
            <text:p>22919259537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3811.364882" calcext:value-type="float">
            <text:p>13811.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81.547296601956" calcext:value-type="float">
            <text:p>181.55</text:p>
          </table:table-cell>
          <table:table-cell office:value-type="float" office:value="98.8157268113577" calcext:value-type="float">
            <text:p>98.82</text:p>
          </table:table-cell>
          <table:table-cell office:value-type="float" office:value="62.1419187057926" calcext:value-type="float">
            <text:p>62.14</text:p>
          </table:table-cell>
          <table:table-cell office:value-type="float" office:value="137.255632622779" calcext:value-type="float">
            <text:p>137.26</text:p>
          </table:table-cell>
          <table:table-cell office:value-type="float" office:value="138.945539419155" calcext:value-type="float">
            <text:p>138.95</text:p>
          </table:table-cell>
          <table:table-cell office:value-type="float" office:value="19.3298284954841" calcext:value-type="float">
            <text:p>19.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97955084208" calcext:value-type="float">
            <text:p>229795508420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52.357468" calcext:value-type="float">
            <text:p>552.4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-113.63361890505" calcext:value-type="float">
            <text:p>-113.63</text:p>
          </table:table-cell>
          <table:table-cell table:number-columns-repeated="4" office:value-type="float" office:value="-134.21577973376" calcext:value-type="float">
            <text:p>-134.22</text:p>
          </table:table-cell>
          <table:table-cell office:value-type="float" office:value="19.5639779923299" calcext:value-type="float">
            <text:p>19.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87810209359" calcext:value-type="float">
            <text:p>228781020935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24054.27773" calcext:value-type="float">
            <text:p>24054.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71.452349806952" calcext:value-type="float">
            <text:p>171.45</text:p>
          </table:table-cell>
          <table:table-cell table:number-columns-repeated="2" office:value-type="float" office:value="86.822938429011" calcext:value-type="float">
            <text:p>86.82</text:p>
          </table:table-cell>
          <table:table-cell office:value-type="float" office:value="150.700749942079" calcext:value-type="float">
            <text:p>150.70</text:p>
          </table:table-cell>
          <table:table-cell office:value-type="float" office:value="142.554891002295" calcext:value-type="float">
            <text:p>142.55</text:p>
          </table:table-cell>
          <table:table-cell office:value-type="float" office:value="20.1885920077385" calcext:value-type="float">
            <text:p>20.1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04800191" calcext:value-type="float">
            <text:p>640480019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6302.837078" calcext:value-type="float">
            <text:p>6302.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35.328219342024" calcext:value-type="float">
            <text:p>135.33</text:p>
          </table:table-cell>
          <table:table-cell table:number-columns-repeated="2" office:value-type="float" office:value="24.4268472328549" calcext:value-type="float">
            <text:p>24.43</text:p>
          </table:table-cell>
          <table:table-cell office:value-type="float" office:value="113.812964286908" calcext:value-type="float">
            <text:p>113.81</text:p>
          </table:table-cell>
          <table:table-cell office:value-type="float" office:value="101.407737464366" calcext:value-type="float">
            <text:p>101.41</text:p>
          </table:table-cell>
          <table:table-cell office:value-type="float" office:value="20.2982916074008" calcext:value-type="float">
            <text:p>20.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403820972" calcext:value-type="float">
            <text:p>640382097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890.360586" calcext:value-type="float">
            <text:p>1890.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74.5439191089279" calcext:value-type="float">
            <text:p>74.54</text:p>
          </table:table-cell>
          <table:table-cell table:number-columns-repeated="2" office:value-type="float" office:value="-49.4039947358937" calcext:value-type="float">
            <text:p>-49.40</text:p>
          </table:table-cell>
          <table:table-cell office:value-type="float" office:value="30.7403139686915" calcext:value-type="float">
            <text:p>30.74</text:p>
          </table:table-cell>
          <table:table-cell office:value-type="float" office:value="23.1965434349005" calcext:value-type="float">
            <text:p>23.20</text:p>
          </table:table-cell>
          <table:table-cell office:value-type="float" office:value="20.5784121921899" calcext:value-type="float">
            <text:p>20.5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87208017163" calcext:value-type="float">
            <text:p>228720801716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9011.934088" calcext:value-type="float">
            <text:p>9011.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56.298822911633" calcext:value-type="float">
            <text:p>256.30</text:p>
          </table:table-cell>
          <table:table-cell table:number-columns-repeated="2" office:value-type="float" office:value="75.3901821532651" calcext:value-type="float">
            <text:p>75.39</text:p>
          </table:table-cell>
          <table:table-cell office:value-type="float" office:value="216.145610367735" calcext:value-type="float">
            <text:p>216.15</text:p>
          </table:table-cell>
          <table:table-cell office:value-type="float" office:value="215.707191019117" calcext:value-type="float">
            <text:p>215.71</text:p>
          </table:table-cell>
          <table:table-cell office:value-type="float" office:value="20.6990364585958" calcext:value-type="float">
            <text:p>20.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89554170067" calcext:value-type="float">
            <text:p>228955417006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17367.470733" calcext:value-type="float">
            <text:p>17367.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66.977224802508" calcext:value-type="float">
            <text:p>166.98</text:p>
          </table:table-cell>
          <table:table-cell table:number-columns-repeated="2" office:value-type="float" office:value="78.9638229372486" calcext:value-type="float">
            <text:p>78.96</text:p>
          </table:table-cell>
          <table:table-cell office:value-type="float" office:value="152.24585149397" calcext:value-type="float">
            <text:p>152.25</text:p>
          </table:table-cell>
          <table:table-cell office:value-type="float" office:value="145.286610792341" calcext:value-type="float">
            <text:p>145.29</text:p>
          </table:table-cell>
          <table:table-cell office:value-type="float" office:value="20.7540507173268" calcext:value-type="float">
            <text:p>20.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87236024882" calcext:value-type="float">
            <text:p>228723602488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29568.566618" calcext:value-type="float">
            <text:p>29568.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20.867088701494" calcext:value-type="float">
            <text:p>120.87</text:p>
          </table:table-cell>
          <table:table-cell table:number-columns-repeated="2" office:value-type="float" office:value="47.0825180207262" calcext:value-type="float">
            <text:p>47.08</text:p>
          </table:table-cell>
          <table:table-cell office:value-type="float" office:value="95.5263870338506" calcext:value-type="float">
            <text:p>95.53</text:p>
          </table:table-cell>
          <table:table-cell office:value-type="float" office:value="89.5846723727768" calcext:value-type="float">
            <text:p>89.58</text:p>
          </table:table-cell>
          <table:table-cell office:value-type="float" office:value="20.7895216771314" calcext:value-type="float">
            <text:p>20.7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87198420634" calcext:value-type="float">
            <text:p>228719842063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15014.121405" calcext:value-type="float">
            <text:p>15014.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74.845057473023" calcext:value-type="float">
            <text:p>174.85</text:p>
          </table:table-cell>
          <table:table-cell table:number-columns-repeated="2" office:value-type="float" office:value="81.2821147334425" calcext:value-type="float">
            <text:p>81.28</text:p>
          </table:table-cell>
          <table:table-cell office:value-type="float" office:value="143.14487284563" calcext:value-type="float">
            <text:p>143.14</text:p>
          </table:table-cell>
          <table:table-cell office:value-type="float" office:value="142.460677720846" calcext:value-type="float">
            <text:p>142.46</text:p>
          </table:table-cell>
          <table:table-cell office:value-type="float" office:value="21.4898208847513" calcext:value-type="float">
            <text:p>21.4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90647408028" calcext:value-type="float">
            <text:p>229064740802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28010.155955" calcext:value-type="float">
            <text:p>28010.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74.079587834277" calcext:value-type="float">
            <text:p>174.08</text:p>
          </table:table-cell>
          <table:table-cell table:number-columns-repeated="2" office:value-type="float" office:value="87.97240318268" calcext:value-type="float">
            <text:p>87.97</text:p>
          </table:table-cell>
          <table:table-cell office:value-type="float" office:value="123.318023065595" calcext:value-type="float">
            <text:p>123.32</text:p>
          </table:table-cell>
          <table:table-cell office:value-type="float" office:value="132.805352859699" calcext:value-type="float">
            <text:p>132.81</text:p>
          </table:table-cell>
          <table:table-cell office:value-type="float" office:value="21.5314084184165" calcext:value-type="float">
            <text:p>21.5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90766197475" calcext:value-type="float">
            <text:p>229076619747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30421.270009" calcext:value-type="float">
            <text:p>30421.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82.363164610033" calcext:value-type="float">
            <text:p>182.36</text:p>
          </table:table-cell>
          <table:table-cell table:number-columns-repeated="2" office:value-type="float" office:value="78.497556739556" calcext:value-type="float">
            <text:p>78.50</text:p>
          </table:table-cell>
          <table:table-cell office:value-type="float" office:value="145.001439061252" calcext:value-type="float">
            <text:p>145.00</text:p>
          </table:table-cell>
          <table:table-cell office:value-type="float" office:value="143.284778067432" calcext:value-type="float">
            <text:p>143.28</text:p>
          </table:table-cell>
          <table:table-cell office:value-type="float" office:value="21.9415763949007" calcext:value-type="float">
            <text:p>21.9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409558227" calcext:value-type="float">
            <text:p>640955822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4354.100082" calcext:value-type="float">
            <text:p>4354.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61.784992566275" calcext:value-type="float">
            <text:p>161.78</text:p>
          </table:table-cell>
          <table:table-cell table:number-columns-repeated="2" office:value-type="float" office:value="24.9901715527391" calcext:value-type="float">
            <text:p>24.99</text:p>
          </table:table-cell>
          <table:table-cell office:value-type="float" office:value="125.486033994783" calcext:value-type="float">
            <text:p>125.49</text:p>
          </table:table-cell>
          <table:table-cell office:value-type="float" office:value="115.495927778231" calcext:value-type="float">
            <text:p>115.50</text:p>
          </table:table-cell>
          <table:table-cell office:value-type="float" office:value="22.0238310654225" calcext:value-type="float">
            <text:p>22.0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95801787563" calcext:value-type="float">
            <text:p>2295801787563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8453.797096" calcext:value-type="float">
            <text:p>28453.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42.631975825804" calcext:value-type="float">
            <text:p>142.63</text:p>
          </table:table-cell>
          <table:table-cell office:value-type="float" office:value="55.7954715081119" calcext:value-type="float">
            <text:p>55.80</text:p>
          </table:table-cell>
          <table:table-cell office:value-type="float" office:value="55.4745806179696" calcext:value-type="float">
            <text:p>55.47</text:p>
          </table:table-cell>
          <table:table-cell office:value-type="float" office:value="49.3411986684581" calcext:value-type="float">
            <text:p>49.34</text:p>
          </table:table-cell>
          <table:table-cell office:value-type="float" office:value="59.3364682940936" calcext:value-type="float">
            <text:p>59.34</text:p>
          </table:table-cell>
          <table:table-cell office:value-type="float" office:value="22.1323998332225" calcext:value-type="float">
            <text:p>22.1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95598087242" calcext:value-type="float">
            <text:p>2295598087242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6787.899403" calcext:value-type="float">
            <text:p>26787.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61.461394278672" calcext:value-type="float">
            <text:p>261.46</text:p>
          </table:table-cell>
          <table:table-cell office:value-type="float" office:value="117.411423989104" calcext:value-type="float">
            <text:p>117.41</text:p>
          </table:table-cell>
          <table:table-cell office:value-type="float" office:value="89.7413812124761" calcext:value-type="float">
            <text:p>89.74</text:p>
          </table:table-cell>
          <table:table-cell office:value-type="float" office:value="106.187347490105" calcext:value-type="float">
            <text:p>106.19</text:p>
          </table:table-cell>
          <table:table-cell office:value-type="float" office:value="103.323831144787" calcext:value-type="float">
            <text:p>103.32</text:p>
          </table:table-cell>
          <table:table-cell office:value-type="float" office:value="22.4510620192695" calcext:value-type="float">
            <text:p>22.45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417427043" calcext:value-type="float">
            <text:p>641742704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4286.78319" calcext:value-type="float">
            <text:p>4286.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68.411379413804" calcext:value-type="float">
            <text:p>268.41</text:p>
          </table:table-cell>
          <table:table-cell table:number-columns-repeated="2" office:value-type="float" office:value="124.038101836046" calcext:value-type="float">
            <text:p>124.04</text:p>
          </table:table-cell>
          <table:table-cell office:value-type="float" office:value="230.951984536671" calcext:value-type="float">
            <text:p>230.95</text:p>
          </table:table-cell>
          <table:table-cell office:value-type="float" office:value="231.096322832191" calcext:value-type="float">
            <text:p>231.10</text:p>
          </table:table-cell>
          <table:table-cell office:value-type="float" office:value="22.6412979396183" calcext:value-type="float">
            <text:p>22.6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91950921733" calcext:value-type="float">
            <text:p>2291950921733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0139.205586" calcext:value-type="float">
            <text:p>30139.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82.576267194893" calcext:value-type="float">
            <text:p>282.58</text:p>
          </table:table-cell>
          <table:table-cell office:value-type="float" office:value="197.954889062542" calcext:value-type="float">
            <text:p>197.95</text:p>
          </table:table-cell>
          <table:table-cell office:value-type="float" office:value="133.422446589644" calcext:value-type="float">
            <text:p>133.42</text:p>
          </table:table-cell>
          <table:table-cell office:value-type="float" office:value="255.304106733819" calcext:value-type="float">
            <text:p>255.30</text:p>
          </table:table-cell>
          <table:table-cell office:value-type="float" office:value="256.753821849509" calcext:value-type="float">
            <text:p>256.75</text:p>
          </table:table-cell>
          <table:table-cell office:value-type="float" office:value="23.0891226198083" calcext:value-type="float">
            <text:p>23.0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287244988261" calcext:value-type="float">
            <text:p>228724498826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5645.800515" calcext:value-type="float">
            <text:p>15645.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63.76697776555" calcext:value-type="float">
            <text:p>163.77</text:p>
          </table:table-cell>
          <table:table-cell table:number-columns-repeated="2" office:value-type="float" office:value="46.5881690596449" calcext:value-type="float">
            <text:p>46.59</text:p>
          </table:table-cell>
          <table:table-cell office:value-type="float" office:value="137.388361292466" calcext:value-type="float">
            <text:p>137.39</text:p>
          </table:table-cell>
          <table:table-cell office:value-type="float" office:value="128.06812161619" calcext:value-type="float">
            <text:p>128.07</text:p>
          </table:table-cell>
          <table:table-cell office:value-type="float" office:value="23.5443588672355" calcext:value-type="float">
            <text:p>23.5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04142523" calcext:value-type="float">
            <text:p>640414252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7235.30246" calcext:value-type="float">
            <text:p>7235.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44.561267032285" calcext:value-type="float">
            <text:p>144.56</text:p>
          </table:table-cell>
          <table:table-cell table:number-columns-repeated="2" office:value-type="float" office:value="49.1704197561364" calcext:value-type="float">
            <text:p>49.17</text:p>
          </table:table-cell>
          <table:table-cell office:value-type="float" office:value="100.480688629195" calcext:value-type="float">
            <text:p>100.48</text:p>
          </table:table-cell>
          <table:table-cell office:value-type="float" office:value="111.559698972501" calcext:value-type="float">
            <text:p>111.56</text:p>
          </table:table-cell>
          <table:table-cell office:value-type="float" office:value="23.5661093973602" calcext:value-type="float">
            <text:p>23.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89857879154" calcext:value-type="float">
            <text:p>228985787915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5001.3288" calcext:value-type="float">
            <text:p>5001.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39.679547930942" calcext:value-type="float">
            <text:p>239.68</text:p>
          </table:table-cell>
          <table:table-cell table:number-columns-repeated="2" office:value-type="float" office:value="45.4176639512284" calcext:value-type="float">
            <text:p>45.42</text:p>
          </table:table-cell>
          <table:table-cell office:value-type="float" office:value="197.208331239965" calcext:value-type="float">
            <text:p>197.21</text:p>
          </table:table-cell>
          <table:table-cell office:value-type="float" office:value="198.644913179988" calcext:value-type="float">
            <text:p>198.64</text:p>
          </table:table-cell>
          <table:table-cell office:value-type="float" office:value="23.6388485389522" calcext:value-type="float">
            <text:p>23.64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99521567332" calcext:value-type="float">
            <text:p>2299521567332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6638.521089" calcext:value-type="float">
            <text:p>26638.5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74.276620748501" calcext:value-type="float">
            <text:p>174.28</text:p>
          </table:table-cell>
          <table:table-cell office:value-type="float" office:value="83.0659213056981" calcext:value-type="float">
            <text:p>83.07</text:p>
          </table:table-cell>
          <table:table-cell office:value-type="float" office:value="53.1877957511635" calcext:value-type="float">
            <text:p>53.19</text:p>
          </table:table-cell>
          <table:table-cell office:value-type="float" office:value="126.551598463726" calcext:value-type="float">
            <text:p>126.55</text:p>
          </table:table-cell>
          <table:table-cell office:value-type="float" office:value="131.457894162085" calcext:value-type="float">
            <text:p>131.46</text:p>
          </table:table-cell>
          <table:table-cell office:value-type="float" office:value="24.5212065974423" calcext:value-type="float">
            <text:p>24.5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411267961" calcext:value-type="float">
            <text:p>641126796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6435.72677" calcext:value-type="float">
            <text:p>6435.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47.402633276645" calcext:value-type="float">
            <text:p>147.40</text:p>
          </table:table-cell>
          <table:table-cell table:number-columns-repeated="2" office:value-type="float" office:value="44.6228388300718" calcext:value-type="float">
            <text:p>44.62</text:p>
          </table:table-cell>
          <table:table-cell office:value-type="float" office:value="119.142744410012" calcext:value-type="float">
            <text:p>119.14</text:p>
          </table:table-cell>
          <table:table-cell office:value-type="float" office:value="106.862027917133" calcext:value-type="float">
            <text:p>106.86</text:p>
          </table:table-cell>
          <table:table-cell office:value-type="float" office:value="24.8028137231555" calcext:value-type="float">
            <text:p>24.8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295432360007" calcext:value-type="float">
            <text:p>2295432360007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8808.875692" calcext:value-type="float">
            <text:p>28808.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74.434144214125" calcext:value-type="float">
            <text:p>174.43</text:p>
          </table:table-cell>
          <table:table-cell office:value-type="float" office:value="74.9494867276514" calcext:value-type="float">
            <text:p>74.95</text:p>
          </table:table-cell>
          <table:table-cell office:value-type="float" office:value="49.8836901676095" calcext:value-type="float">
            <text:p>49.88</text:p>
          </table:table-cell>
          <table:table-cell office:value-type="float" office:value="121.89662424049" calcext:value-type="float">
            <text:p>121.90</text:p>
          </table:table-cell>
          <table:table-cell office:value-type="float" office:value="108.934076912095" calcext:value-type="float">
            <text:p>108.93</text:p>
          </table:table-cell>
          <table:table-cell office:value-type="float" office:value="24.9081596106504" calcext:value-type="float">
            <text:p>24.9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95295787581" calcext:value-type="float">
            <text:p>229529578758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9418.69276" calcext:value-type="float">
            <text:p>29418.7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90.113310538157" calcext:value-type="float">
            <text:p>190.11</text:p>
          </table:table-cell>
          <table:table-cell office:value-type="float" office:value="97.6110712530131" calcext:value-type="float">
            <text:p>97.61</text:p>
          </table:table-cell>
          <table:table-cell office:value-type="float" office:value="54.1639563477893" calcext:value-type="float">
            <text:p>54.16</text:p>
          </table:table-cell>
          <table:table-cell office:value-type="float" office:value="123.962276669752" calcext:value-type="float">
            <text:p>123.96</text:p>
          </table:table-cell>
          <table:table-cell office:value-type="float" office:value="129.682336853902" calcext:value-type="float">
            <text:p>129.68</text:p>
          </table:table-cell>
          <table:table-cell office:value-type="float" office:value="25.0666221156539" calcext:value-type="float">
            <text:p>25.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89321180313" calcext:value-type="float">
            <text:p>228932118031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4774.697033" calcext:value-type="float">
            <text:p>4774.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64.595394304572" calcext:value-type="float">
            <text:p>164.60</text:p>
          </table:table-cell>
          <table:table-cell table:number-columns-repeated="2" office:value-type="float" office:value="34.1816034274781" calcext:value-type="float">
            <text:p>34.18</text:p>
          </table:table-cell>
          <table:table-cell office:value-type="float" office:value="130.593209653851" calcext:value-type="float">
            <text:p>130.59</text:p>
          </table:table-cell>
          <table:table-cell office:value-type="float" office:value="120.373199750782" calcext:value-type="float">
            <text:p>120.37</text:p>
          </table:table-cell>
          <table:table-cell office:value-type="float" office:value="25.249201249547" calcext:value-type="float">
            <text:p>25.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289705093347" calcext:value-type="float">
            <text:p>228970509334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244.216133" calcext:value-type="float">
            <text:p>244.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61.2129376068036" calcext:value-type="float">
            <text:p>61.21</text:p>
          </table:table-cell>
          <table:table-cell table:number-columns-repeated="2" office:value-type="float" office:value="-38.7566230840979" calcext:value-type="float">
            <text:p>-38.76</text:p>
          </table:table-cell>
          <table:table-cell office:value-type="float" office:value="-16.4693731172181" calcext:value-type="float">
            <text:p>-16.47</text:p>
          </table:table-cell>
          <table:table-cell office:value-type="float" office:value="-1.42965702032623" calcext:value-type="float">
            <text:p>-1.43</text:p>
          </table:table-cell>
          <table:table-cell office:value-type="float" office:value="25.7512081499362" calcext:value-type="float">
            <text:p>25.7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416140767" calcext:value-type="float">
            <text:p>641614076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772.005306" calcext:value-type="float">
            <text:p>772.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70.5389569072675" calcext:value-type="float">
            <text:p>-70.54</text:p>
          </table:table-cell>
          <table:table-cell table:number-columns-repeated="2" office:value-type="float" office:value="-155.837177359148" calcext:value-type="float">
            <text:p>-155.84</text:p>
          </table:table-cell>
          <table:table-cell office:value-type="float" office:value="-103.871877051173" calcext:value-type="float">
            <text:p>-103.87</text:p>
          </table:table-cell>
          <table:table-cell office:value-type="float" office:value="-122.858113333513" calcext:value-type="float">
            <text:p>-122.86</text:p>
          </table:table-cell>
          <table:table-cell office:value-type="float" office:value="26.0018781097579" calcext:value-type="float">
            <text:p>26.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87465267159" calcext:value-type="float">
            <text:p>228746526715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9801.152788" calcext:value-type="float">
            <text:p>9801.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75.256048265327" calcext:value-type="float">
            <text:p>275.26</text:p>
          </table:table-cell>
          <table:table-cell table:number-columns-repeated="2" office:value-type="float" office:value="126.479888926442" calcext:value-type="float">
            <text:p>126.48</text:p>
          </table:table-cell>
          <table:table-cell office:value-type="float" office:value="248.934320811681" calcext:value-type="float">
            <text:p>248.93</text:p>
          </table:table-cell>
          <table:table-cell office:value-type="float" office:value="243.696097281828" calcext:value-type="float">
            <text:p>243.70</text:p>
          </table:table-cell>
          <table:table-cell office:value-type="float" office:value="26.858776300033" calcext:value-type="float">
            <text:p>26.8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405310643" calcext:value-type="float">
            <text:p>640531064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6484.343599" calcext:value-type="float">
            <text:p>6484.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62.249704055664" calcext:value-type="float">
            <text:p>262.25</text:p>
          </table:table-cell>
          <table:table-cell table:number-columns-repeated="2" office:value-type="float" office:value="65.4313057121004" calcext:value-type="float">
            <text:p>65.43</text:p>
          </table:table-cell>
          <table:table-cell office:value-type="float" office:value="227.204452980188" calcext:value-type="float">
            <text:p>227.20</text:p>
          </table:table-cell>
          <table:table-cell office:value-type="float" office:value="212.266234693274" calcext:value-type="float">
            <text:p>212.27</text:p>
          </table:table-cell>
          <table:table-cell office:value-type="float" office:value="27.1077100016567" calcext:value-type="float">
            <text:p>27.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402805501" calcext:value-type="float">
            <text:p>64028055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873.416922" calcext:value-type="float">
            <text:p>2873.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83.8759905855682" calcext:value-type="float">
            <text:p>83.88</text:p>
          </table:table-cell>
          <table:table-cell table:number-columns-repeated="2" office:value-type="float" office:value="-38.5377231171144" calcext:value-type="float">
            <text:p>-38.54</text:p>
          </table:table-cell>
          <table:table-cell office:value-type="float" office:value="19.3611229263514" calcext:value-type="float">
            <text:p>19.36</text:p>
          </table:table-cell>
          <table:table-cell office:value-type="float" office:value="37.8417657803002" calcext:value-type="float">
            <text:p>37.84</text:p>
          </table:table-cell>
          <table:table-cell office:value-type="float" office:value="27.1235518484546" calcext:value-type="float">
            <text:p>27.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90491284386" calcext:value-type="float">
            <text:p>229049128438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5289.764639" calcext:value-type="float">
            <text:p>5289.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72.267629750946" calcext:value-type="float">
            <text:p>172.27</text:p>
          </table:table-cell>
          <table:table-cell table:number-columns-repeated="2" office:value-type="float" office:value="52.111387037049" calcext:value-type="float">
            <text:p>52.11</text:p>
          </table:table-cell>
          <table:table-cell office:value-type="float" office:value="117.237327083266" calcext:value-type="float">
            <text:p>117.24</text:p>
          </table:table-cell>
          <table:table-cell office:value-type="float" office:value="108.459237482332" calcext:value-type="float">
            <text:p>108.46</text:p>
          </table:table-cell>
          <table:table-cell office:value-type="float" office:value="27.2013057796384" calcext:value-type="float">
            <text:p>27.2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409200238" calcext:value-type="float">
            <text:p>640920023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550.344876" calcext:value-type="float">
            <text:p>2550.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37.409847519102" calcext:value-type="float">
            <text:p>137.41</text:p>
          </table:table-cell>
          <table:table-cell table:number-columns-repeated="2" office:value-type="float" office:value="-24.3395375093727" calcext:value-type="float">
            <text:p>-24.34</text:p>
          </table:table-cell>
          <table:table-cell office:value-type="float" office:value="64.080640740875" calcext:value-type="float">
            <text:p>64.08</text:p>
          </table:table-cell>
          <table:table-cell office:value-type="float" office:value="76.5388866854861" calcext:value-type="float">
            <text:p>76.54</text:p>
          </table:table-cell>
          <table:table-cell office:value-type="float" office:value="27.4780184138688" calcext:value-type="float">
            <text:p>27.4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95853834254" calcext:value-type="float">
            <text:p>2295853834254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6365.052454" calcext:value-type="float">
            <text:p>26365.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76.218812787163" calcext:value-type="float">
            <text:p>276.22</text:p>
          </table:table-cell>
          <table:table-cell office:value-type="float" office:value="165.648863705515" calcext:value-type="float">
            <text:p>165.65</text:p>
          </table:table-cell>
          <table:table-cell office:value-type="float" office:value="104.024165214025" calcext:value-type="float">
            <text:p>104.02</text:p>
          </table:table-cell>
          <table:table-cell office:value-type="float" office:value="234.110513280681" calcext:value-type="float">
            <text:p>234.11</text:p>
          </table:table-cell>
          <table:table-cell office:value-type="float" office:value="246.441388047755" calcext:value-type="float">
            <text:p>246.44</text:p>
          </table:table-cell>
          <table:table-cell office:value-type="float" office:value="28.0928072941678" calcext:value-type="float">
            <text:p>28.09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412267369" calcext:value-type="float">
            <text:p>641226736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4839.932662" calcext:value-type="float">
            <text:p>4839.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63.312324364911" calcext:value-type="float">
            <text:p>263.31</text:p>
          </table:table-cell>
          <table:table-cell table:number-columns-repeated="2" office:value-type="float" office:value="100.697987872787" calcext:value-type="float">
            <text:p>100.70</text:p>
          </table:table-cell>
          <table:table-cell office:value-type="float" office:value="217.668234146522" calcext:value-type="float">
            <text:p>217.67</text:p>
          </table:table-cell>
          <table:table-cell office:value-type="float" office:value="223.578792730107" calcext:value-type="float">
            <text:p>223.58</text:p>
          </table:table-cell>
          <table:table-cell office:value-type="float" office:value="28.2124333703848" calcext:value-type="float">
            <text:p>28.2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405068848" calcext:value-type="float">
            <text:p>640506884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11969.14827" calcext:value-type="float">
            <text:p>11969.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69.659473557744" calcext:value-type="float">
            <text:p>169.66</text:p>
          </table:table-cell>
          <table:table-cell table:number-columns-repeated="2" office:value-type="float" office:value="40.0623267923992" calcext:value-type="float">
            <text:p>40.06</text:p>
          </table:table-cell>
          <table:table-cell office:value-type="float" office:value="107.853342522097" calcext:value-type="float">
            <text:p>107.85</text:p>
          </table:table-cell>
          <table:table-cell office:value-type="float" office:value="98.3513000887479" calcext:value-type="float">
            <text:p>98.35</text:p>
          </table:table-cell>
          <table:table-cell office:value-type="float" office:value="28.2642086405837" calcext:value-type="float">
            <text:p>28.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89621002049" calcext:value-type="float">
            <text:p>228962100204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0808.003076" calcext:value-type="float">
            <text:p>10808.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40.564990938247" calcext:value-type="float">
            <text:p>240.56</text:p>
          </table:table-cell>
          <table:table-cell table:number-columns-repeated="2" office:value-type="float" office:value="21.4869893938995" calcext:value-type="float">
            <text:p>21.49</text:p>
          </table:table-cell>
          <table:table-cell office:value-type="float" office:value="204.510014688364" calcext:value-type="float">
            <text:p>204.51</text:p>
          </table:table-cell>
          <table:table-cell office:value-type="float" office:value="203.336503886118" calcext:value-type="float">
            <text:p>203.34</text:p>
          </table:table-cell>
          <table:table-cell office:value-type="float" office:value="28.5163319221221" calcext:value-type="float">
            <text:p>28.5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97614203112" calcext:value-type="float">
            <text:p>2297614203112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25.397806" calcext:value-type="float">
            <text:p>525.4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-82.5793790184367" calcext:value-type="float">
            <text:p>-82.58</text:p>
          </table:table-cell>
          <table:table-cell table:number-columns-repeated="4" office:value-type="float" office:value="-127.91918191467" calcext:value-type="float">
            <text:p>-127.92</text:p>
          </table:table-cell>
          <table:table-cell office:value-type="float" office:value="28.7302344123262" calcext:value-type="float">
            <text:p>28.7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400331685" calcext:value-type="float">
            <text:p>640033168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119.552016" calcext:value-type="float">
            <text:p>119.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61.9972994732935" calcext:value-type="float">
            <text:p>-62.00</text:p>
          </table:table-cell>
          <table:table-cell table:number-columns-repeated="2" office:value-type="float" office:value="-153.752363268814" calcext:value-type="float">
            <text:p>-153.75</text:p>
          </table:table-cell>
          <table:table-cell office:value-type="float" office:value="-134.628046557489" calcext:value-type="float">
            <text:p>-134.63</text:p>
          </table:table-cell>
          <table:table-cell office:value-type="float" office:value="-134.547047374588" calcext:value-type="float">
            <text:p>-134.55</text:p>
          </table:table-cell>
          <table:table-cell office:value-type="float" office:value="28.7996537840234" calcext:value-type="float">
            <text:p>28.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90787295379" calcext:value-type="float">
            <text:p>229078729537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8976.524544" calcext:value-type="float">
            <text:p>8976.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08.334703852826" calcext:value-type="float">
            <text:p>208.33</text:p>
          </table:table-cell>
          <table:table-cell table:number-columns-repeated="2" office:value-type="float" office:value="7.00597900528313" calcext:value-type="float">
            <text:p>7.01</text:p>
          </table:table-cell>
          <table:table-cell office:value-type="float" office:value="174.122723121967" calcext:value-type="float">
            <text:p>174.12</text:p>
          </table:table-cell>
          <table:table-cell office:value-type="float" office:value="156.440836258938" calcext:value-type="float">
            <text:p>156.44</text:p>
          </table:table-cell>
          <table:table-cell office:value-type="float" office:value="28.8650213803269" calcext:value-type="float">
            <text:p>28.8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90410650317" calcext:value-type="float">
            <text:p>229041065031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826.289291" calcext:value-type="float">
            <text:p>3826.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42.829188117576" calcext:value-type="float">
            <text:p>242.83</text:p>
          </table:table-cell>
          <table:table-cell table:number-columns-repeated="2" office:value-type="float" office:value="92.2402783569732" calcext:value-type="float">
            <text:p>92.24</text:p>
          </table:table-cell>
          <table:table-cell office:value-type="float" office:value="198.942478109963" calcext:value-type="float">
            <text:p>198.94</text:p>
          </table:table-cell>
          <table:table-cell office:value-type="float" office:value="194.418713321611" calcext:value-type="float">
            <text:p>194.42</text:p>
          </table:table-cell>
          <table:table-cell office:value-type="float" office:value="28.8732939700864" calcext:value-type="float">
            <text:p>28.8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418618448" calcext:value-type="float">
            <text:p>641861844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4876.669019" calcext:value-type="float">
            <text:p>4876.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61.014905392063" calcext:value-type="float">
            <text:p>161.01</text:p>
          </table:table-cell>
          <table:table-cell table:number-columns-repeated="2" office:value-type="float" office:value="13.6066333461981" calcext:value-type="float">
            <text:p>13.61</text:p>
          </table:table-cell>
          <table:table-cell office:value-type="float" office:value="107.406408073213" calcext:value-type="float">
            <text:p>107.41</text:p>
          </table:table-cell>
          <table:table-cell office:value-type="float" office:value="89.2550771651676" calcext:value-type="float">
            <text:p>89.26</text:p>
          </table:table-cell>
          <table:table-cell office:value-type="float" office:value="29.226642106803" calcext:value-type="float">
            <text:p>29.2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95516527882" calcext:value-type="float">
            <text:p>2295516527882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6810.244438" calcext:value-type="float">
            <text:p>26810.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27.441980957196" calcext:value-type="float">
            <text:p>227.44</text:p>
          </table:table-cell>
          <table:table-cell office:value-type="float" office:value="55.268330777905" calcext:value-type="float">
            <text:p>55.27</text:p>
          </table:table-cell>
          <table:table-cell office:value-type="float" office:value="-23.7874598749135" calcext:value-type="float">
            <text:p>-23.79</text:p>
          </table:table-cell>
          <table:table-cell office:value-type="float" office:value="145.65005774509" calcext:value-type="float">
            <text:p>145.65</text:p>
          </table:table-cell>
          <table:table-cell office:value-type="float" office:value="147.635442544156" calcext:value-type="float">
            <text:p>147.64</text:p>
          </table:table-cell>
          <table:table-cell office:value-type="float" office:value="29.2510971204976" calcext:value-type="float">
            <text:p>29.25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89443530024" calcext:value-type="float">
            <text:p>228944353002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6985.756993" calcext:value-type="float">
            <text:p>16985.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75.9923125673" calcext:value-type="float">
            <text:p>175.99</text:p>
          </table:table-cell>
          <table:table-cell table:number-columns-repeated="2" office:value-type="float" office:value="56.0490064092915" calcext:value-type="float">
            <text:p>56.05</text:p>
          </table:table-cell>
          <table:table-cell office:value-type="float" office:value="139.665389209804" calcext:value-type="float">
            <text:p>139.67</text:p>
          </table:table-cell>
          <table:table-cell office:value-type="float" office:value="118.960533367438" calcext:value-type="float">
            <text:p>118.96</text:p>
          </table:table-cell>
          <table:table-cell office:value-type="float" office:value="29.8810340261003" calcext:value-type="float">
            <text:p>29.8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87800760379" calcext:value-type="float">
            <text:p>228780076037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15956.887665" calcext:value-type="float">
            <text:p>15956.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1.283182325334" calcext:value-type="float">
            <text:p>151.28</text:p>
          </table:table-cell>
          <table:table-cell table:number-columns-repeated="2" office:value-type="float" office:value="57.6068371108785" calcext:value-type="float">
            <text:p>57.61</text:p>
          </table:table-cell>
          <table:table-cell office:value-type="float" office:value="77.293288101517" calcext:value-type="float">
            <text:p>77.29</text:p>
          </table:table-cell>
          <table:table-cell office:value-type="float" office:value="97.999755975888" calcext:value-type="float">
            <text:p>98.00</text:p>
          </table:table-cell>
          <table:table-cell office:value-type="float" office:value="30.5096839086014" calcext:value-type="float">
            <text:p>30.5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96050387854" calcext:value-type="float">
            <text:p>2296050387854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8557.087417" calcext:value-type="float">
            <text:p>18557.1</text:p>
          </table:table-cell>
          <table:table-cell office:value-type="string" calcext:value-type="string">
            <text:p>False</text:p>
          </table:table-cell>
          <table:table-cell office:value-type="float" office:value="99" calcext:value-type="float">
            <text:p>99</text:p>
          </table:table-cell>
          <table:table-cell office:value-type="float" office:value="141.950105699728" calcext:value-type="float">
            <text:p>141.95</text:p>
          </table:table-cell>
          <table:table-cell table:number-columns-repeated="2" office:value-type="float" office:value="25.1966319808244" calcext:value-type="float">
            <text:p>25.20</text:p>
          </table:table-cell>
          <table:table-cell office:value-type="float" office:value="62.3586979319229" calcext:value-type="float">
            <text:p>62.36</text:p>
          </table:table-cell>
          <table:table-cell office:value-type="float" office:value="63.3184583785607" calcext:value-type="float">
            <text:p>63.32</text:p>
          </table:table-cell>
          <table:table-cell office:value-type="float" office:value="30.559280415845" calcext:value-type="float">
            <text:p>30.56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417710910" calcext:value-type="float">
            <text:p>641771091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6267.775898" calcext:value-type="float">
            <text:p>6267.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0.597079480634" calcext:value-type="float">
            <text:p>150.60</text:p>
          </table:table-cell>
          <table:table-cell table:number-columns-repeated="2" office:value-type="float" office:value="54.1771816590262" calcext:value-type="float">
            <text:p>54.18</text:p>
          </table:table-cell>
          <table:table-cell office:value-type="float" office:value="89.329010120105" calcext:value-type="float">
            <text:p>89.33</text:p>
          </table:table-cell>
          <table:table-cell office:value-type="float" office:value="98.6819997554511" calcext:value-type="float">
            <text:p>98.68</text:p>
          </table:table-cell>
          <table:table-cell office:value-type="float" office:value="30.7552112574408" calcext:value-type="float">
            <text:p>30.7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95773113254" calcext:value-type="float">
            <text:p>2295773113254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1680.533165" calcext:value-type="float">
            <text:p>41680.5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67.082915214627" calcext:value-type="float">
            <text:p>167.08</text:p>
          </table:table-cell>
          <table:table-cell office:value-type="float" office:value="75.4374183563565" calcext:value-type="float">
            <text:p>75.44</text:p>
          </table:table-cell>
          <table:table-cell office:value-type="float" office:value="56.9532156495084" calcext:value-type="float">
            <text:p>56.95</text:p>
          </table:table-cell>
          <table:table-cell office:value-type="float" office:value="125.062106648413" calcext:value-type="float">
            <text:p>125.06</text:p>
          </table:table-cell>
          <table:table-cell office:value-type="float" office:value="101.421202826375" calcext:value-type="float">
            <text:p>101.42</text:p>
          </table:table-cell>
          <table:table-cell office:value-type="float" office:value="30.7890479795182" calcext:value-type="float">
            <text:p>30.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408149987" calcext:value-type="float">
            <text:p>640814998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21.871895" calcext:value-type="float">
            <text:p>221.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0.243781494071564" calcext:value-type="float">
            <text:p>0.24</text:p>
          </table:table-cell>
          <table:table-cell table:number-columns-repeated="2" office:value-type="float" office:value="-103.613544045053" calcext:value-type="float">
            <text:p>-103.61</text:p>
          </table:table-cell>
          <table:table-cell office:value-type="float" office:value="-85.6704777679053" calcext:value-type="float">
            <text:p>-85.67</text:p>
          </table:table-cell>
          <table:table-cell office:value-type="float" office:value="-86.0351427238352" calcext:value-type="float">
            <text:p>-86.04</text:p>
          </table:table-cell>
          <table:table-cell office:value-type="float" office:value="31.4358691948773" calcext:value-type="float">
            <text:p>31.44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407463479" calcext:value-type="float">
            <text:p>640746347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1252.207085" calcext:value-type="float">
            <text:p>1252.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4.86960007578549" calcext:value-type="float">
            <text:p>-4.87</text:p>
          </table:table-cell>
          <table:table-cell table:number-columns-repeated="2" office:value-type="float" office:value="-90.3256360342683" calcext:value-type="float">
            <text:p>-90.33</text:p>
          </table:table-cell>
          <table:table-cell office:value-type="float" office:value="-71.0406087622196" calcext:value-type="float">
            <text:p>-71.04</text:p>
          </table:table-cell>
          <table:table-cell office:value-type="float" office:value="-71.8763823175785" calcext:value-type="float">
            <text:p>-71.88</text:p>
          </table:table-cell>
          <table:table-cell office:value-type="float" office:value="32.1931161036436" calcext:value-type="float">
            <text:p>32.1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87523963825" calcext:value-type="float">
            <text:p>228752396382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9617.723518" calcext:value-type="float">
            <text:p>9617.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59.982421243632" calcext:value-type="float">
            <text:p>259.98</text:p>
          </table:table-cell>
          <table:table-cell table:number-columns-repeated="2" office:value-type="float" office:value="82.6689695878014" calcext:value-type="float">
            <text:p>82.67</text:p>
          </table:table-cell>
          <table:table-cell office:value-type="float" office:value="219.303519388346" calcext:value-type="float">
            <text:p>219.30</text:p>
          </table:table-cell>
          <table:table-cell office:value-type="float" office:value="213.32678561799" calcext:value-type="float">
            <text:p>213.33</text:p>
          </table:table-cell>
          <table:table-cell office:value-type="float" office:value="32.3357505933673" calcext:value-type="float">
            <text:p>32.34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416805880" calcext:value-type="float">
            <text:p>641680588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2101.685289" calcext:value-type="float">
            <text:p>2101.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33.015494867033" calcext:value-type="float">
            <text:p>233.02</text:p>
          </table:table-cell>
          <table:table-cell table:number-columns-repeated="2" office:value-type="float" office:value="13.8179289444048" calcext:value-type="float">
            <text:p>13.82</text:p>
          </table:table-cell>
          <table:table-cell office:value-type="float" office:value="191.002198906328" calcext:value-type="float">
            <text:p>191.00</text:p>
          </table:table-cell>
          <table:table-cell office:value-type="float" office:value="178.695769586479" calcext:value-type="float">
            <text:p>178.70</text:p>
          </table:table-cell>
          <table:table-cell office:value-type="float" office:value="32.7097703567097" calcext:value-type="float">
            <text:p>32.7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95626802817" calcext:value-type="float">
            <text:p>2295626802817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3169.657522" calcext:value-type="float">
            <text:p>33169.7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58.585226348955" calcext:value-type="float">
            <text:p>258.59</text:p>
          </table:table-cell>
          <table:table-cell office:value-type="float" office:value="114.999353646872" calcext:value-type="float">
            <text:p>115.00</text:p>
          </table:table-cell>
          <table:table-cell office:value-type="float" office:value="117.866992200388" calcext:value-type="float">
            <text:p>117.87</text:p>
          </table:table-cell>
          <table:table-cell office:value-type="float" office:value="123.460685725249" calcext:value-type="float">
            <text:p>123.46</text:p>
          </table:table-cell>
          <table:table-cell office:value-type="float" office:value="125.726299480437" calcext:value-type="float">
            <text:p>125.73</text:p>
          </table:table-cell>
          <table:table-cell office:value-type="float" office:value="32.9344775156584" calcext:value-type="float">
            <text:p>32.9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95405400446" calcext:value-type="float">
            <text:p>2295405400446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0903.685705" calcext:value-type="float">
            <text:p>30903.7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59.891830750678" calcext:value-type="float">
            <text:p>159.89</text:p>
          </table:table-cell>
          <table:table-cell office:value-type="float" office:value="67.6634806474847" calcext:value-type="float">
            <text:p>67.66</text:p>
          </table:table-cell>
          <table:table-cell office:value-type="float" office:value="49.9629751638012" calcext:value-type="float">
            <text:p>49.96</text:p>
          </table:table-cell>
          <table:table-cell office:value-type="float" office:value="91.7887953669967" calcext:value-type="float">
            <text:p>91.79</text:p>
          </table:table-cell>
          <table:table-cell office:value-type="float" office:value="70.9374981814552" calcext:value-type="float">
            <text:p>70.94</text:p>
          </table:table-cell>
          <table:table-cell office:value-type="float" office:value="33.1186247981105" calcext:value-type="float">
            <text:p>33.1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409899577" calcext:value-type="float">
            <text:p>640989957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7603.077528" calcext:value-type="float">
            <text:p>7603.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1.625980565539" calcext:value-type="float">
            <text:p>151.63</text:p>
          </table:table-cell>
          <table:table-cell table:number-columns-repeated="2" office:value-type="float" office:value="35.4259068317306" calcext:value-type="float">
            <text:p>35.43</text:p>
          </table:table-cell>
          <table:table-cell office:value-type="float" office:value="52.4926844778675" calcext:value-type="float">
            <text:p>52.49</text:p>
          </table:table-cell>
          <table:table-cell office:value-type="float" office:value="50.4695516460008" calcext:value-type="float">
            <text:p>50.47</text:p>
          </table:table-cell>
          <table:table-cell office:value-type="float" office:value="34.9970375650605" calcext:value-type="float">
            <text:p>35.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418421758" calcext:value-type="float">
            <text:p>641842175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7419.763998" calcext:value-type="float">
            <text:p>7419.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17.319600216018" calcext:value-type="float">
            <text:p>117.32</text:p>
          </table:table-cell>
          <table:table-cell table:number-columns-repeated="2" office:value-type="float" office:value="29.6588587550091" calcext:value-type="float">
            <text:p>29.66</text:p>
          </table:table-cell>
          <table:table-cell office:value-type="float" office:value="44.4696543599012" calcext:value-type="float">
            <text:p>44.47</text:p>
          </table:table-cell>
          <table:table-cell office:value-type="float" office:value="38.1858359480742" calcext:value-type="float">
            <text:p>38.19</text:p>
          </table:table-cell>
          <table:table-cell office:value-type="float" office:value="36.6697875678274" calcext:value-type="float">
            <text:p>36.6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90328468478" calcext:value-type="float">
            <text:p>229032846847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416.152848" calcext:value-type="float">
            <text:p>416.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2.638021797374" calcext:value-type="float">
            <text:p>152.64</text:p>
          </table:table-cell>
          <table:table-cell table:number-columns-repeated="2" office:value-type="float" office:value="-34.0989903282283" calcext:value-type="float">
            <text:p>-34.10</text:p>
          </table:table-cell>
          <table:table-cell office:value-type="float" office:value="82.0010666985242" calcext:value-type="float">
            <text:p>82.00</text:p>
          </table:table-cell>
          <table:table-cell office:value-type="float" office:value="62.597552634183" calcext:value-type="float">
            <text:p>62.60</text:p>
          </table:table-cell>
          <table:table-cell office:value-type="float" office:value="37.0185935387752" calcext:value-type="float">
            <text:p>37.0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89203306834" calcext:value-type="float">
            <text:p>228920330683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809.364477" calcext:value-type="float">
            <text:p>809.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49.69983661331" calcext:value-type="float">
            <text:p>149.70</text:p>
          </table:table-cell>
          <table:table-cell table:number-columns-repeated="2" office:value-type="float" office:value="-12.9902476560047" calcext:value-type="float">
            <text:p>-12.99</text:p>
          </table:table-cell>
          <table:table-cell office:value-type="float" office:value="65.9838695085966" calcext:value-type="float">
            <text:p>65.98</text:p>
          </table:table-cell>
          <table:table-cell office:value-type="float" office:value="58.6209928761732" calcext:value-type="float">
            <text:p>58.62</text:p>
          </table:table-cell>
          <table:table-cell office:value-type="float" office:value="37.1835291987272" calcext:value-type="float">
            <text:p>37.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412649826" calcext:value-type="float">
            <text:p>641264982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10585.117881" calcext:value-type="float">
            <text:p>10585.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62.033113336808" calcext:value-type="float">
            <text:p>162.03</text:p>
          </table:table-cell>
          <table:table-cell table:number-columns-repeated="2" office:value-type="float" office:value="29.9396590860613" calcext:value-type="float">
            <text:p>29.94</text:p>
          </table:table-cell>
          <table:table-cell office:value-type="float" office:value="91.9384357632736" calcext:value-type="float">
            <text:p>91.94</text:p>
          </table:table-cell>
          <table:table-cell office:value-type="float" office:value="110.236435367013" calcext:value-type="float">
            <text:p>110.24</text:p>
          </table:table-cell>
          <table:table-cell office:value-type="float" office:value="37.2106055770871" calcext:value-type="float">
            <text:p>37.2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87789736369" calcext:value-type="float">
            <text:p>228778973636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6739.560764" calcext:value-type="float">
            <text:p>6739.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72.025566787391" calcext:value-type="float">
            <text:p>272.03</text:p>
          </table:table-cell>
          <table:table-cell table:number-columns-repeated="2" office:value-type="float" office:value="135.746224148" calcext:value-type="float">
            <text:p>135.75</text:p>
          </table:table-cell>
          <table:table-cell office:value-type="float" office:value="259.567827312267" calcext:value-type="float">
            <text:p>259.57</text:p>
          </table:table-cell>
          <table:table-cell office:value-type="float" office:value="236.850028924906" calcext:value-type="float">
            <text:p>236.85</text:p>
          </table:table-cell>
          <table:table-cell office:value-type="float" office:value="37.4527727689481" calcext:value-type="float">
            <text:p>37.4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90109075800" calcext:value-type="float">
            <text:p>22901090758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5606.595598" calcext:value-type="float">
            <text:p>15606.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70.602546929786" calcext:value-type="float">
            <text:p>270.60</text:p>
          </table:table-cell>
          <table:table-cell table:number-columns-repeated="2" office:value-type="float" office:value="150.780725954794" calcext:value-type="float">
            <text:p>150.78</text:p>
          </table:table-cell>
          <table:table-cell office:value-type="float" office:value="225.716087867034" calcext:value-type="float">
            <text:p>225.72</text:p>
          </table:table-cell>
          <table:table-cell office:value-type="float" office:value="235.586331653862" calcext:value-type="float">
            <text:p>235.59</text:p>
          </table:table-cell>
          <table:table-cell office:value-type="float" office:value="37.6738318544044" calcext:value-type="float">
            <text:p>37.6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411827287" calcext:value-type="float">
            <text:p>641182728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4829.325813" calcext:value-type="float">
            <text:p>4829.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34.537456624172" calcext:value-type="float">
            <text:p>134.54</text:p>
          </table:table-cell>
          <table:table-cell table:number-columns-repeated="2" office:value-type="float" office:value="-1.21920190506574" calcext:value-type="float">
            <text:p>-1.22</text:p>
          </table:table-cell>
          <table:table-cell office:value-type="float" office:value="82.3871522523308" calcext:value-type="float">
            <text:p>82.39</text:p>
          </table:table-cell>
          <table:table-cell office:value-type="float" office:value="73.083445123991" calcext:value-type="float">
            <text:p>73.08</text:p>
          </table:table-cell>
          <table:table-cell office:value-type="float" office:value="37.838499668282" calcext:value-type="float">
            <text:p>37.84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407168188" calcext:value-type="float">
            <text:p>640716818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650.876018" calcext:value-type="float">
            <text:p>650.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39.3939829622434" calcext:value-type="float">
            <text:p>39.39</text:p>
          </table:table-cell>
          <table:table-cell table:number-columns-repeated="2" office:value-type="float" office:value="-151.010169054778" calcext:value-type="float">
            <text:p>-151.01</text:p>
          </table:table-cell>
          <table:table-cell office:value-type="float" office:value="-64.6656596755978" calcext:value-type="float">
            <text:p>-64.67</text:p>
          </table:table-cell>
          <table:table-cell office:value-type="float" office:value="-40.1466465484043" calcext:value-type="float">
            <text:p>-40.15</text:p>
          </table:table-cell>
          <table:table-cell office:value-type="float" office:value="38.0252565550723" calcext:value-type="float">
            <text:p>38.0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95488869908" calcext:value-type="float">
            <text:p>2295488869908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5702.515972" calcext:value-type="float">
            <text:p>25702.5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76.998908848566" calcext:value-type="float">
            <text:p>177.00</text:p>
          </table:table-cell>
          <table:table-cell office:value-type="float" office:value="65.5683968583361" calcext:value-type="float">
            <text:p>65.57</text:p>
          </table:table-cell>
          <table:table-cell office:value-type="float" office:value="66.7852494782488" calcext:value-type="float">
            <text:p>66.79</text:p>
          </table:table-cell>
          <table:table-cell office:value-type="float" office:value="101.236549301077" calcext:value-type="float">
            <text:p>101.24</text:p>
          </table:table-cell>
          <table:table-cell office:value-type="float" office:value="84.0193749036635" calcext:value-type="float">
            <text:p>84.02</text:p>
          </table:table-cell>
          <table:table-cell office:value-type="float" office:value="38.9251106732047" calcext:value-type="float">
            <text:p>38.9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296140644394" calcext:value-type="float">
            <text:p>2296140644394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5257.781631" calcext:value-type="float">
            <text:p>15257.8</text:p>
          </table:table-cell>
          <table:table-cell office:value-type="string" calcext:value-type="string">
            <text:p>False</text:p>
          </table:table-cell>
          <table:table-cell office:value-type="float" office:value="74" calcext:value-type="float">
            <text:p>74</text:p>
          </table:table-cell>
          <table:table-cell office:value-type="float" office:value="106.996576221406" calcext:value-type="float">
            <text:p>107.00</text:p>
          </table:table-cell>
          <table:table-cell table:number-columns-repeated="2" office:value-type="float" office:value="-36.0611753496071" calcext:value-type="float">
            <text:p>-36.06</text:p>
          </table:table-cell>
          <table:table-cell office:value-type="float" office:value="36.3538432738248" calcext:value-type="float">
            <text:p>36.35</text:p>
          </table:table-cell>
          <table:table-cell office:value-type="float" office:value="13.8177103587292" calcext:value-type="float">
            <text:p>13.82</text:p>
          </table:table-cell>
          <table:table-cell office:value-type="float" office:value="39.0847780959654" calcext:value-type="float">
            <text:p>39.08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402171926" calcext:value-type="float">
            <text:p>640217192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3675.003798" calcext:value-type="float">
            <text:p>3675.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32.636283195662" calcext:value-type="float">
            <text:p>232.64</text:p>
          </table:table-cell>
          <table:table-cell table:number-columns-repeated="2" office:value-type="float" office:value="50.8566180774368" calcext:value-type="float">
            <text:p>50.86</text:p>
          </table:table-cell>
          <table:table-cell office:value-type="float" office:value="195.864619338307" calcext:value-type="float">
            <text:p>195.86</text:p>
          </table:table-cell>
          <table:table-cell office:value-type="float" office:value="163.866622820425" calcext:value-type="float">
            <text:p>163.87</text:p>
          </table:table-cell>
          <table:table-cell office:value-type="float" office:value="40.2177686011078" calcext:value-type="float">
            <text:p>40.2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410247407" calcext:value-type="float">
            <text:p>641024740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3353.688905" calcext:value-type="float">
            <text:p>3353.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44.180388623839" calcext:value-type="float">
            <text:p>144.18</text:p>
          </table:table-cell>
          <table:table-cell table:number-columns-repeated="2" office:value-type="float" office:value="-21.2250472229556" calcext:value-type="float">
            <text:p>-21.23</text:p>
          </table:table-cell>
          <table:table-cell office:value-type="float" office:value="84.342544773075" calcext:value-type="float">
            <text:p>84.34</text:p>
          </table:table-cell>
          <table:table-cell office:value-type="float" office:value="70.2832002012592" calcext:value-type="float">
            <text:p>70.28</text:p>
          </table:table-cell>
          <table:table-cell office:value-type="float" office:value="40.5229848151905" calcext:value-type="float">
            <text:p>40.5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417191087" calcext:value-type="float">
            <text:p>641719108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4401.613332" calcext:value-type="float">
            <text:p>4401.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0.909910663331" calcext:value-type="float">
            <text:p>150.91</text:p>
          </table:table-cell>
          <table:table-cell table:number-columns-repeated="2" office:value-type="float" office:value="-14.8923711460534" calcext:value-type="float">
            <text:p>-14.89</text:p>
          </table:table-cell>
          <table:table-cell office:value-type="float" office:value="80.0280202707524" calcext:value-type="float">
            <text:p>80.03</text:p>
          </table:table-cell>
          <table:table-cell office:value-type="float" office:value="77.5280395344406" calcext:value-type="float">
            <text:p>77.53</text:p>
          </table:table-cell>
          <table:table-cell office:value-type="float" office:value="40.609040709998" calcext:value-type="float">
            <text:p>40.6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97488260241" calcext:value-type="float">
            <text:p>229748826024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4006.774705" calcext:value-type="float">
            <text:p>14006.8</text:p>
          </table:table-cell>
          <table:table-cell office:value-type="string" calcext:value-type="string">
            <text:p>False</text:p>
          </table:table-cell>
          <table:table-cell office:value-type="float" office:value="127" calcext:value-type="float">
            <text:p>127</text:p>
          </table:table-cell>
          <table:table-cell office:value-type="float" office:value="77.3311641357068" calcext:value-type="float">
            <text:p>77.33</text:p>
          </table:table-cell>
          <table:table-cell table:number-columns-repeated="2" office:value-type="float" office:value="-78.2501047213155" calcext:value-type="float">
            <text:p>-78.25</text:p>
          </table:table-cell>
          <table:table-cell office:value-type="float" office:value="56.7725562010524" calcext:value-type="float">
            <text:p>56.77</text:p>
          </table:table-cell>
          <table:table-cell office:value-type="float" office:value="22.7921856701809" calcext:value-type="float">
            <text:p>22.79</text:p>
          </table:table-cell>
          <table:table-cell office:value-type="float" office:value="41.2301097881275" calcext:value-type="float">
            <text:p>41.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97580987042" calcext:value-type="float">
            <text:p>2297580987042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5353.123504" calcext:value-type="float">
            <text:p>25353.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87.510036690112" calcext:value-type="float">
            <text:p>187.51</text:p>
          </table:table-cell>
          <table:table-cell office:value-type="float" office:value="40.7526930615101" calcext:value-type="float">
            <text:p>40.75</text:p>
          </table:table-cell>
          <table:table-cell office:value-type="float" office:value="4.84925127287204" calcext:value-type="float">
            <text:p>4.85</text:p>
          </table:table-cell>
          <table:table-cell office:value-type="float" office:value="107.536812958448" calcext:value-type="float">
            <text:p>107.54</text:p>
          </table:table-cell>
          <table:table-cell office:value-type="float" office:value="116.444506735628" calcext:value-type="float">
            <text:p>116.44</text:p>
          </table:table-cell>
          <table:table-cell office:value-type="float" office:value="41.3551001544773" calcext:value-type="float">
            <text:p>41.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92073209259" calcext:value-type="float">
            <text:p>2292073209259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3260.674926" calcext:value-type="float">
            <text:p>13260.7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50.151319717931" calcext:value-type="float">
            <text:p>150.15</text:p>
          </table:table-cell>
          <table:table-cell office:value-type="float" office:value="66.0560440693437" calcext:value-type="float">
            <text:p>66.06</text:p>
          </table:table-cell>
          <table:table-cell office:value-type="float" office:value="47.0234470875015" calcext:value-type="float">
            <text:p>47.02</text:p>
          </table:table-cell>
          <table:table-cell office:value-type="float" office:value="134.686572686753" calcext:value-type="float">
            <text:p>134.69</text:p>
          </table:table-cell>
          <table:table-cell office:value-type="float" office:value="99.0175165872127" calcext:value-type="float">
            <text:p>99.02</text:p>
          </table:table-cell>
          <table:table-cell office:value-type="float" office:value="42.2681698246418" calcext:value-type="float">
            <text:p>42.2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01029315447" calcext:value-type="float">
            <text:p>2301029315447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1690.607056" calcext:value-type="float">
            <text:p>11690.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30.086845395127" calcext:value-type="float">
            <text:p>130.09</text:p>
          </table:table-cell>
          <table:table-cell office:value-type="float" office:value="-190.840069255149" calcext:value-type="float">
            <text:p>-190.84</text:p>
          </table:table-cell>
          <table:table-cell office:value-type="float" office:value="-17.039373879231" calcext:value-type="float">
            <text:p>-17.04</text:p>
          </table:table-cell>
          <table:table-cell office:value-type="float" office:value="-292.107696121272" calcext:value-type="float">
            <text:p>-292.11</text:p>
          </table:table-cell>
          <table:table-cell office:value-type="float" office:value="-328.88269136102" calcext:value-type="float">
            <text:p>-328.88</text:p>
          </table:table-cell>
          <table:table-cell office:value-type="float" office:value="42.646959192178" calcext:value-type="float">
            <text:p>42.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413509004" calcext:value-type="float">
            <text:p>641350900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324.967148" calcext:value-type="float">
            <text:p>325.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62.7570985095763" calcext:value-type="float">
            <text:p>62.76</text:p>
          </table:table-cell>
          <table:table-cell table:number-columns-repeated="2" office:value-type="float" office:value="-66.4521657869062" calcext:value-type="float">
            <text:p>-66.45</text:p>
          </table:table-cell>
          <table:table-cell office:value-type="float" office:value="-5.28154796166384" calcext:value-type="float">
            <text:p>-5.28</text:p>
          </table:table-cell>
          <table:table-cell office:value-type="float" office:value="-11.7172326864288" calcext:value-type="float">
            <text:p>-11.72</text:p>
          </table:table-cell>
          <table:table-cell office:value-type="float" office:value="42.7471874713243" calcext:value-type="float">
            <text:p>42.7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89508891331" calcext:value-type="float">
            <text:p>228950889133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059.247159" calcext:value-type="float">
            <text:p>1059.2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-17.7105757029896" calcext:value-type="float">
            <text:p>-17.71</text:p>
          </table:table-cell>
          <table:table-cell table:number-columns-repeated="4" office:value-type="float" office:value="-85.4254783288283" calcext:value-type="float">
            <text:p>-85.43</text:p>
          </table:table-cell>
          <table:table-cell office:value-type="float" office:value="42.7584568270906" calcext:value-type="float">
            <text:p>42.7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89148389097" calcext:value-type="float">
            <text:p>228914838909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34.138622" calcext:value-type="float">
            <text:p>134.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36.4959295826416" calcext:value-type="float">
            <text:p>36.50</text:p>
          </table:table-cell>
          <table:table-cell table:number-columns-repeated="2" office:value-type="float" office:value="-103.297754780546" calcext:value-type="float">
            <text:p>-103.30</text:p>
          </table:table-cell>
          <table:table-cell office:value-type="float" office:value="-21.6012544603352" calcext:value-type="float">
            <text:p>-21.60</text:p>
          </table:table-cell>
          <table:table-cell office:value-type="float" office:value="-57.2497825861273" calcext:value-type="float">
            <text:p>-57.25</text:p>
          </table:table-cell>
          <table:table-cell office:value-type="float" office:value="42.8773696715781" calcext:value-type="float">
            <text:p>42.8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18223916" calcext:value-type="float">
            <text:p>641822391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4343.842987" calcext:value-type="float">
            <text:p>4343.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74.159990015478" calcext:value-type="float">
            <text:p>274.16</text:p>
          </table:table-cell>
          <table:table-cell table:number-columns-repeated="2" office:value-type="float" office:value="134.123684544281" calcext:value-type="float">
            <text:p>134.12</text:p>
          </table:table-cell>
          <table:table-cell office:value-type="float" office:value="218.708328755472" calcext:value-type="float">
            <text:p>218.71</text:p>
          </table:table-cell>
          <table:table-cell office:value-type="float" office:value="225.526375173936" calcext:value-type="float">
            <text:p>225.53</text:p>
          </table:table-cell>
          <table:table-cell office:value-type="float" office:value="42.8936811723912" calcext:value-type="float">
            <text:p>42.8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97515736422" calcext:value-type="float">
            <text:p>2297515736422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198.024874" calcext:value-type="float">
            <text:p>5198.0</text:p>
          </table:table-cell>
          <table:table-cell office:value-type="string" calcext:value-type="string">
            <text:p>False</text:p>
          </table:table-cell>
          <table:table-cell office:value-type="float" office:value="89" calcext:value-type="float">
            <text:p>89</text:p>
          </table:table-cell>
          <table:table-cell office:value-type="float" office:value="-12.7697211829356" calcext:value-type="float">
            <text:p>-12.77</text:p>
          </table:table-cell>
          <table:table-cell table:number-columns-repeated="2" office:value-type="float" office:value="-98.9250476720747" calcext:value-type="float">
            <text:p>-98.93</text:p>
          </table:table-cell>
          <table:table-cell office:value-type="float" office:value="-62.9403698623795" calcext:value-type="float">
            <text:p>-62.94</text:p>
          </table:table-cell>
          <table:table-cell office:value-type="float" office:value="-66.43476609305" calcext:value-type="float">
            <text:p>-66.43</text:p>
          </table:table-cell>
          <table:table-cell office:value-type="float" office:value="42.9574546874935" calcext:value-type="float">
            <text:p>42.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287819483353" calcext:value-type="float">
            <text:p>228781948335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9515.077714" calcext:value-type="float">
            <text:p>9515.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76.21398174182" calcext:value-type="float">
            <text:p>276.21</text:p>
          </table:table-cell>
          <table:table-cell table:number-columns-repeated="2" office:value-type="float" office:value="151.244366407892" calcext:value-type="float">
            <text:p>151.24</text:p>
          </table:table-cell>
          <table:table-cell office:value-type="float" office:value="237.907177079223" calcext:value-type="float">
            <text:p>237.91</text:p>
          </table:table-cell>
          <table:table-cell office:value-type="float" office:value="240.109349075058" calcext:value-type="float">
            <text:p>240.11</text:p>
          </table:table-cell>
          <table:table-cell office:value-type="float" office:value="43.234922179528" calcext:value-type="float">
            <text:p>43.2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295878666643" calcext:value-type="float">
            <text:p>2295878666643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7644.457715" calcext:value-type="float">
            <text:p>37644.5</text:p>
          </table:table-cell>
          <table:table-cell office:value-type="string" calcext:value-type="string">
            <text:p>False</text:p>
          </table:table-cell>
          <table:table-cell office:value-type="float" office:value="302" calcext:value-type="float">
            <text:p>302</text:p>
          </table:table-cell>
          <table:table-cell office:value-type="float" office:value="248.86239465526" calcext:value-type="float">
            <text:p>248.86</text:p>
          </table:table-cell>
          <table:table-cell office:value-type="float" office:value="109.853930919311" calcext:value-type="float">
            <text:p>109.85</text:p>
          </table:table-cell>
          <table:table-cell office:value-type="float" office:value="81.8022312911325" calcext:value-type="float">
            <text:p>81.80</text:p>
          </table:table-cell>
          <table:table-cell office:value-type="float" office:value="155.140584193027" calcext:value-type="float">
            <text:p>155.14</text:p>
          </table:table-cell>
          <table:table-cell office:value-type="float" office:value="169.60136142094" calcext:value-type="float">
            <text:p>169.60</text:p>
          </table:table-cell>
          <table:table-cell office:value-type="float" office:value="43.4058673175936" calcext:value-type="float">
            <text:p>43.4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89935299829" calcext:value-type="float">
            <text:p>228993529982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0027.366298" calcext:value-type="float">
            <text:p>10027.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64.724389220889" calcext:value-type="float">
            <text:p>264.72</text:p>
          </table:table-cell>
          <table:table-cell table:number-columns-repeated="2" office:value-type="float" office:value="93.3265954915139" calcext:value-type="float">
            <text:p>93.33</text:p>
          </table:table-cell>
          <table:table-cell office:value-type="float" office:value="237.980028935382" calcext:value-type="float">
            <text:p>237.98</text:p>
          </table:table-cell>
          <table:table-cell office:value-type="float" office:value="213.732537973628" calcext:value-type="float">
            <text:p>213.73</text:p>
          </table:table-cell>
          <table:table-cell office:value-type="float" office:value="43.7240184496289" calcext:value-type="float">
            <text:p>43.7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406858596" calcext:value-type="float">
            <text:p>640685859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169.007324" calcext:value-type="float">
            <text:p>169.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31.6336027898641" calcext:value-type="float">
            <text:p>-31.63</text:p>
          </table:table-cell>
          <table:table-cell table:number-columns-repeated="2" office:value-type="float" office:value="-128.093010186155" calcext:value-type="float">
            <text:p>-128.09</text:p>
          </table:table-cell>
          <table:table-cell office:value-type="float" office:value="-92.8473886485884" calcext:value-type="float">
            <text:p>-92.85</text:p>
          </table:table-cell>
          <table:table-cell office:value-type="float" office:value="-114.152703767677" calcext:value-type="float">
            <text:p>-114.15</text:p>
          </table:table-cell>
          <table:table-cell office:value-type="float" office:value="43.8086169419764" calcext:value-type="float">
            <text:p>43.8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399962801" calcext:value-type="float">
            <text:p>63999628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712.129582" calcext:value-type="float">
            <text:p>712.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21.154146510602" calcext:value-type="float">
            <text:p>121.15</text:p>
          </table:table-cell>
          <table:table-cell table:number-columns-repeated="2" office:value-type="float" office:value="-37.5853429672549" calcext:value-type="float">
            <text:p>-37.59</text:p>
          </table:table-cell>
          <table:table-cell office:value-type="float" office:value="6.18092086715268" calcext:value-type="float">
            <text:p>6.18</text:p>
          </table:table-cell>
          <table:table-cell office:value-type="float" office:value="27.7428528709062" calcext:value-type="float">
            <text:p>27.74</text:p>
          </table:table-cell>
          <table:table-cell office:value-type="float" office:value="43.8823334405325" calcext:value-type="float">
            <text:p>43.8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290806936175" calcext:value-type="float">
            <text:p>229080693617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3154.181227" calcext:value-type="float">
            <text:p>3154.2</text:p>
          </table:table-cell>
          <table:table-cell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-2.90387349020312" calcext:value-type="float">
            <text:p>-2.90</text:p>
          </table:table-cell>
          <table:table-cell table:number-columns-repeated="4" office:value-type="float" office:value="-79.8544627580622" calcext:value-type="float">
            <text:p>-79.85</text:p>
          </table:table-cell>
          <table:table-cell office:value-type="float" office:value="44.0025770638961" calcext:value-type="float">
            <text:p>44.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401910678" calcext:value-type="float">
            <text:p>640191067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52.31704" calcext:value-type="float">
            <text:p>252.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7.9245168996865" calcext:value-type="float">
            <text:p>27.92</text:p>
          </table:table-cell>
          <table:table-cell table:number-columns-repeated="2" office:value-type="float" office:value="-118.454085078436" calcext:value-type="float">
            <text:p>-118.45</text:p>
          </table:table-cell>
          <table:table-cell office:value-type="float" office:value="-8.12919077499273" calcext:value-type="float">
            <text:p>-8.13</text:p>
          </table:table-cell>
          <table:table-cell office:value-type="float" office:value="-43.834287984027" calcext:value-type="float">
            <text:p>-43.83</text:p>
          </table:table-cell>
          <table:table-cell office:value-type="float" office:value="44.5388021509245" calcext:value-type="float">
            <text:p>44.5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287189634114" calcext:value-type="float">
            <text:p>228718963411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4804.552606" calcext:value-type="float">
            <text:p>14804.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58.153172637361" calcext:value-type="float">
            <text:p>258.15</text:p>
          </table:table-cell>
          <table:table-cell table:number-columns-repeated="2" office:value-type="float" office:value="100.181714791632" calcext:value-type="float">
            <text:p>100.18</text:p>
          </table:table-cell>
          <table:table-cell office:value-type="float" office:value="222.531079840665" calcext:value-type="float">
            <text:p>222.53</text:p>
          </table:table-cell>
          <table:table-cell office:value-type="float" office:value="188.701614810058" calcext:value-type="float">
            <text:p>188.70</text:p>
          </table:table-cell>
          <table:table-cell office:value-type="float" office:value="44.6341895901399" calcext:value-type="float">
            <text:p>44.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95459840273" calcext:value-type="float">
            <text:p>2295459840273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9161.628799" calcext:value-type="float">
            <text:p>29161.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69.167637456623" calcext:value-type="float">
            <text:p>169.17</text:p>
          </table:table-cell>
          <table:table-cell office:value-type="float" office:value="62.0508780451102" calcext:value-type="float">
            <text:p>62.05</text:p>
          </table:table-cell>
          <table:table-cell office:value-type="float" office:value="34.394312084975" calcext:value-type="float">
            <text:p>34.39</text:p>
          </table:table-cell>
          <table:table-cell office:value-type="float" office:value="61.7361965812898" calcext:value-type="float">
            <text:p>61.74</text:p>
          </table:table-cell>
          <table:table-cell office:value-type="float" office:value="96.1247532745197" calcext:value-type="float">
            <text:p>96.12</text:p>
          </table:table-cell>
          <table:table-cell office:value-type="float" office:value="44.7270522708661" calcext:value-type="float">
            <text:p>44.7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415599519" calcext:value-type="float">
            <text:p>641559951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3573.567638" calcext:value-type="float">
            <text:p>3573.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45.264501599473" calcext:value-type="float">
            <text:p>145.26</text:p>
          </table:table-cell>
          <table:table-cell table:number-columns-repeated="2" office:value-type="float" office:value="25.9671833259728" calcext:value-type="float">
            <text:p>25.97</text:p>
          </table:table-cell>
          <table:table-cell office:value-type="float" office:value="22.3514135793297" calcext:value-type="float">
            <text:p>22.35</text:p>
          </table:table-cell>
          <table:table-cell office:value-type="float" office:value="52.8394061982527" calcext:value-type="float">
            <text:p>52.84</text:p>
          </table:table-cell>
          <table:table-cell office:value-type="float" office:value="45.3746139572667" calcext:value-type="float">
            <text:p>45.3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408837731" calcext:value-type="float">
            <text:p>640883773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3355.828213" calcext:value-type="float">
            <text:p>3355.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51.979449684412" calcext:value-type="float">
            <text:p>251.98</text:p>
          </table:table-cell>
          <table:table-cell table:number-columns-repeated="2" office:value-type="float" office:value="60.3311093979273" calcext:value-type="float">
            <text:p>60.33</text:p>
          </table:table-cell>
          <table:table-cell office:value-type="float" office:value="192.704005344063" calcext:value-type="float">
            <text:p>192.70</text:p>
          </table:table-cell>
          <table:table-cell office:value-type="float" office:value="173.955607834948" calcext:value-type="float">
            <text:p>173.96</text:p>
          </table:table-cell>
          <table:table-cell office:value-type="float" office:value="45.8377885720241" calcext:value-type="float">
            <text:p>45.84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401037224" calcext:value-type="float">
            <text:p>640103722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523.16521" calcext:value-type="float">
            <text:p>523.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40.6890803325762" calcext:value-type="float">
            <text:p>40.69</text:p>
          </table:table-cell>
          <table:table-cell table:number-columns-repeated="2" office:value-type="float" office:value="-69.1908078719689" calcext:value-type="float">
            <text:p>-69.19</text:p>
          </table:table-cell>
          <table:table-cell office:value-type="float" office:value="5.99058534629313" calcext:value-type="float">
            <text:p>5.99</text:p>
          </table:table-cell>
          <table:table-cell office:value-type="float" office:value="-18.3797645392931" calcext:value-type="float">
            <text:p>-18.38</text:p>
          </table:table-cell>
          <table:table-cell office:value-type="float" office:value="46.7811712266856" calcext:value-type="float">
            <text:p>46.7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90016002902" calcext:value-type="float">
            <text:p>229001600290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23982.246313" calcext:value-type="float">
            <text:p>23982.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31.003894724141" calcext:value-type="float">
            <text:p>131.00</text:p>
          </table:table-cell>
          <table:table-cell table:number-columns-repeated="2" office:value-type="float" office:value="36.6506886354134" calcext:value-type="float">
            <text:p>36.65</text:p>
          </table:table-cell>
          <table:table-cell office:value-type="float" office:value="29.7764806326571" calcext:value-type="float">
            <text:p>29.78</text:p>
          </table:table-cell>
          <table:table-cell office:value-type="float" office:value="46.3375173182593" calcext:value-type="float">
            <text:p>46.34</text:p>
          </table:table-cell>
          <table:table-cell office:value-type="float" office:value="47.1893644295135" calcext:value-type="float">
            <text:p>47.1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98168636587" calcext:value-type="float">
            <text:p>2298168636587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3605.723354" calcext:value-type="float">
            <text:p>23605.7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24.278847577706" calcext:value-type="float">
            <text:p>124.28</text:p>
          </table:table-cell>
          <table:table-cell office:value-type="float" office:value="38.1299155133274" calcext:value-type="float">
            <text:p>38.13</text:p>
          </table:table-cell>
          <table:table-cell office:value-type="float" office:value="34.861866088685" calcext:value-type="float">
            <text:p>34.86</text:p>
          </table:table-cell>
          <table:table-cell office:value-type="float" office:value="-42.782390536729" calcext:value-type="float">
            <text:p>-42.78</text:p>
          </table:table-cell>
          <table:table-cell office:value-type="float" office:value="-11.6586212214828" calcext:value-type="float">
            <text:p>-11.66</text:p>
          </table:table-cell>
          <table:table-cell office:value-type="float" office:value="47.7004156799416" calcext:value-type="float">
            <text:p>47.7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296081964952" calcext:value-type="float">
            <text:p>2296081964952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7018.773725" calcext:value-type="float">
            <text:p>17018.8</text:p>
          </table:table-cell>
          <table:table-cell office:value-type="string" calcext:value-type="string">
            <text:p>False</text:p>
          </table:table-cell>
          <table:table-cell office:value-type="float" office:value="171" calcext:value-type="float">
            <text:p>171</text:p>
          </table:table-cell>
          <table:table-cell office:value-type="float" office:value="271.428913832265" calcext:value-type="float">
            <text:p>271.43</text:p>
          </table:table-cell>
          <table:table-cell table:number-columns-repeated="2" office:value-type="float" office:value="127.737016697562" calcext:value-type="float">
            <text:p>127.74</text:p>
          </table:table-cell>
          <table:table-cell office:value-type="float" office:value="205.744609774294" calcext:value-type="float">
            <text:p>205.74</text:p>
          </table:table-cell>
          <table:table-cell office:value-type="float" office:value="224.424288121295" calcext:value-type="float">
            <text:p>224.42</text:p>
          </table:table-cell>
          <table:table-cell office:value-type="float" office:value="49.2309193038997" calcext:value-type="float">
            <text:p>49.23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305845064115" calcext:value-type="float">
            <text:p>230584506411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748.296723" calcext:value-type="float">
            <text:p>4748.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86.6590689739796" calcext:value-type="float">
            <text:p>-86.66</text:p>
          </table:table-cell>
          <table:table-cell office:value-type="float" office:value="-627.248232141885" calcext:value-type="float">
            <text:p>-627.25</text:p>
          </table:table-cell>
          <table:table-cell office:value-type="float" office:value="-394.616989982199" calcext:value-type="float">
            <text:p>-394.62</text:p>
          </table:table-cell>
          <table:table-cell office:value-type="float" office:value="-851.722199755918" calcext:value-type="float">
            <text:p>-851.72</text:p>
          </table:table-cell>
          <table:table-cell office:value-type="float" office:value="-858.690022833815" calcext:value-type="float">
            <text:p>-858.69</text:p>
          </table:table-cell>
          <table:table-cell office:value-type="float" office:value="52.0263356765789" calcext:value-type="float">
            <text:p>52.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414220429" calcext:value-type="float">
            <text:p>641422042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37.355309" calcext:value-type="float">
            <text:p>237.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5.42751223278443" calcext:value-type="float">
            <text:p>-5.43</text:p>
          </table:table-cell>
          <table:table-cell table:number-columns-repeated="2" office:value-type="float" office:value="-121.090496553396" calcext:value-type="float">
            <text:p>-121.09</text:p>
          </table:table-cell>
          <table:table-cell office:value-type="float" office:value="-40.4833330540525" calcext:value-type="float">
            <text:p>-40.48</text:p>
          </table:table-cell>
          <table:table-cell office:value-type="float" office:value="-60.1184232324068" calcext:value-type="float">
            <text:p>-60.12</text:p>
          </table:table-cell>
          <table:table-cell office:value-type="float" office:value="52.3395998671147" calcext:value-type="float">
            <text:p>52.3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295544359654" calcext:value-type="float">
            <text:p>2295544359654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2941.099582" calcext:value-type="float">
            <text:p>32941.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42.712001020746" calcext:value-type="float">
            <text:p>242.71</text:p>
          </table:table-cell>
          <table:table-cell office:value-type="float" office:value="101.178586585238" calcext:value-type="float">
            <text:p>101.18</text:p>
          </table:table-cell>
          <table:table-cell office:value-type="float" office:value="55.4541553498446" calcext:value-type="float">
            <text:p>55.45</text:p>
          </table:table-cell>
          <table:table-cell office:value-type="float" office:value="177.116816892263" calcext:value-type="float">
            <text:p>177.12</text:p>
          </table:table-cell>
          <table:table-cell office:value-type="float" office:value="185.322743934199" calcext:value-type="float">
            <text:p>185.32</text:p>
          </table:table-cell>
          <table:table-cell office:value-type="float" office:value="52.3912629652571" calcext:value-type="float">
            <text:p>52.39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95712140124" calcext:value-type="float">
            <text:p>2295712140124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0236.331723" calcext:value-type="float">
            <text:p>20236.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67.337375559011" calcext:value-type="float">
            <text:p>267.34</text:p>
          </table:table-cell>
          <table:table-cell office:value-type="float" office:value="129.37682008054" calcext:value-type="float">
            <text:p>129.38</text:p>
          </table:table-cell>
          <table:table-cell office:value-type="float" office:value="96.3864062625938" calcext:value-type="float">
            <text:p>96.39</text:p>
          </table:table-cell>
          <table:table-cell office:value-type="float" office:value="247.586255354387" calcext:value-type="float">
            <text:p>247.59</text:p>
          </table:table-cell>
          <table:table-cell office:value-type="float" office:value="203.219920324217" calcext:value-type="float">
            <text:p>203.22</text:p>
          </table:table-cell>
          <table:table-cell office:value-type="float" office:value="52.4484821771167" calcext:value-type="float">
            <text:p>52.4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416468866" calcext:value-type="float">
            <text:p>6416468866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6855.995252" calcext:value-type="float">
            <text:p>6856.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51.553207582749" calcext:value-type="float">
            <text:p>251.55</text:p>
          </table:table-cell>
          <table:table-cell table:number-columns-repeated="2" office:value-type="float" office:value="78.9421121846575" calcext:value-type="float">
            <text:p>78.94</text:p>
          </table:table-cell>
          <table:table-cell office:value-type="float" office:value="197.561796023612" calcext:value-type="float">
            <text:p>197.56</text:p>
          </table:table-cell>
          <table:table-cell office:value-type="float" office:value="188.051032156677" calcext:value-type="float">
            <text:p>188.05</text:p>
          </table:table-cell>
          <table:table-cell office:value-type="float" office:value="52.7054004903797" calcext:value-type="float">
            <text:p>52.7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95742016022" calcext:value-type="float">
            <text:p>2295742016022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7663.176718" calcext:value-type="float">
            <text:p>27663.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69.463972487204" calcext:value-type="float">
            <text:p>269.46</text:p>
          </table:table-cell>
          <table:table-cell office:value-type="float" office:value="96.9162636048385" calcext:value-type="float">
            <text:p>96.92</text:p>
          </table:table-cell>
          <table:table-cell office:value-type="float" office:value="100.220067604144" calcext:value-type="float">
            <text:p>100.22</text:p>
          </table:table-cell>
          <table:table-cell office:value-type="float" office:value="100.6292443392" calcext:value-type="float">
            <text:p>100.63</text:p>
          </table:table-cell>
          <table:table-cell office:value-type="float" office:value="71.1990334118087" calcext:value-type="float">
            <text:p>71.20</text:p>
          </table:table-cell>
          <table:table-cell office:value-type="float" office:value="53.8397081927846" calcext:value-type="float">
            <text:p>53.8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97548392332" calcext:value-type="float">
            <text:p>2297548392332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257.512169" calcext:value-type="float">
            <text:p>4257.5</text:p>
          </table:table-cell>
          <table:table-cell office:value-type="string" calcext:value-type="string">
            <text:p>False</text:p>
          </table:table-cell>
          <table:table-cell office:value-type="float" office:value="67" calcext:value-type="float">
            <text:p>67</text:p>
          </table:table-cell>
          <table:table-cell office:value-type="float" office:value="-14.440559099657" calcext:value-type="float">
            <text:p>-14.44</text:p>
          </table:table-cell>
          <table:table-cell table:number-columns-repeated="2" office:value-type="float" office:value="-106.410659542644" calcext:value-type="float">
            <text:p>-106.41</text:p>
          </table:table-cell>
          <table:table-cell office:value-type="float" office:value="-80.198687075369" calcext:value-type="float">
            <text:p>-80.20</text:p>
          </table:table-cell>
          <table:table-cell office:value-type="float" office:value="-89.2733181538172" calcext:value-type="float">
            <text:p>-89.27</text:p>
          </table:table-cell>
          <table:table-cell office:value-type="float" office:value="54.6482721822725" calcext:value-type="float">
            <text:p>54.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417986023" calcext:value-type="float">
            <text:p>641798602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431.117987" calcext:value-type="float">
            <text:p>2431.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76.340462059663" calcext:value-type="float">
            <text:p>176.34</text:p>
          </table:table-cell>
          <table:table-cell table:number-columns-repeated="2" office:value-type="float" office:value="11.1250784053864" calcext:value-type="float">
            <text:p>11.13</text:p>
          </table:table-cell>
          <table:table-cell office:value-type="float" office:value="81.9447965478973" calcext:value-type="float">
            <text:p>81.94</text:p>
          </table:table-cell>
          <table:table-cell office:value-type="float" office:value="74.0536480478441" calcext:value-type="float">
            <text:p>74.05</text:p>
          </table:table-cell>
          <table:table-cell office:value-type="float" office:value="55.2482070620511" calcext:value-type="float">
            <text:p>55.2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400680881" calcext:value-type="float">
            <text:p>640068088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789.406557" calcext:value-type="float">
            <text:p>789.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06.800471148307" calcext:value-type="float">
            <text:p>106.80</text:p>
          </table:table-cell>
          <table:table-cell table:number-columns-repeated="2" office:value-type="float" office:value="-51.2078654350109" calcext:value-type="float">
            <text:p>-51.21</text:p>
          </table:table-cell>
          <table:table-cell office:value-type="float" office:value="-60.9307325023238" calcext:value-type="float">
            <text:p>-60.93</text:p>
          </table:table-cell>
          <table:table-cell office:value-type="float" office:value="-21.0083750176829" calcext:value-type="float">
            <text:p>-21.01</text:p>
          </table:table-cell>
          <table:table-cell office:value-type="float" office:value="56.1550330598161" calcext:value-type="float">
            <text:p>56.1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304749850198" calcext:value-type="float">
            <text:p>230474985019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0275.913393" calcext:value-type="float">
            <text:p>20275.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51.099795819591" calcext:value-type="float">
            <text:p>151.10</text:p>
          </table:table-cell>
          <table:table-cell office:value-type="float" office:value="62.758065602255" calcext:value-type="float">
            <text:p>62.76</text:p>
          </table:table-cell>
          <table:table-cell office:value-type="float" office:value="21.8199575000942" calcext:value-type="float">
            <text:p>21.82</text:p>
          </table:table-cell>
          <table:table-cell office:value-type="float" office:value="129.985034131871" calcext:value-type="float">
            <text:p>129.99</text:p>
          </table:table-cell>
          <table:table-cell office:value-type="float" office:value="91.2932789657143" calcext:value-type="float">
            <text:p>91.29</text:p>
          </table:table-cell>
          <table:table-cell office:value-type="float" office:value="56.4654280961124" calcext:value-type="float">
            <text:p>56.47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413076631" calcext:value-type="float">
            <text:p>641307663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85.623944" calcext:value-type="float">
            <text:p>85.6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-190.060724865774" calcext:value-type="float">
            <text:p>-190.06</text:p>
          </table:table-cell>
          <table:table-cell table:number-columns-repeated="4" office:value-type="float" office:value="-283.186558095876" calcext:value-type="float">
            <text:p>-283.19</text:p>
          </table:table-cell>
          <table:table-cell office:value-type="float" office:value="57.5218914921885" calcext:value-type="float">
            <text:p>57.5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301869471853" calcext:value-type="float">
            <text:p>2301869471853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1800.127001" calcext:value-type="float">
            <text:p>21800.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41.6681021137289" calcext:value-type="float">
            <text:p>-41.67</text:p>
          </table:table-cell>
          <table:table-cell office:value-type="float" office:value="-725.137871244498" calcext:value-type="float">
            <text:p>-725.14</text:p>
          </table:table-cell>
          <table:table-cell office:value-type="float" office:value="-587.409917890611" calcext:value-type="float">
            <text:p>-587.41</text:p>
          </table:table-cell>
          <table:table-cell office:value-type="float" office:value="-829.258784568891" calcext:value-type="float">
            <text:p>-829.26</text:p>
          </table:table-cell>
          <table:table-cell office:value-type="float" office:value="-849.630043957436" calcext:value-type="float">
            <text:p>-849.63</text:p>
          </table:table-cell>
          <table:table-cell office:value-type="float" office:value="57.5491477574786" calcext:value-type="float">
            <text:p>57.55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298818867762" calcext:value-type="float">
            <text:p>2298818867762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1024.598023" calcext:value-type="float">
            <text:p>21024.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67.64899240039" calcext:value-type="float">
            <text:p>167.65</text:p>
          </table:table-cell>
          <table:table-cell office:value-type="float" office:value="-16.324934367454" calcext:value-type="float">
            <text:p>-16.32</text:p>
          </table:table-cell>
          <table:table-cell office:value-type="float" office:value="25.9357295268447" calcext:value-type="float">
            <text:p>25.94</text:p>
          </table:table-cell>
          <table:table-cell office:value-type="float" office:value="82.5738456272898" calcext:value-type="float">
            <text:p>82.57</text:p>
          </table:table-cell>
          <table:table-cell office:value-type="float" office:value="39.1169275358082" calcext:value-type="float">
            <text:p>39.12</text:p>
          </table:table-cell>
          <table:table-cell office:value-type="float" office:value="57.9363433030454" calcext:value-type="float">
            <text:p>57.9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02782731016" calcext:value-type="float">
            <text:p>2302782731016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7657.227028" calcext:value-type="float">
            <text:p>17657.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07.495208717472" calcext:value-type="float">
            <text:p>207.50</text:p>
          </table:table-cell>
          <table:table-cell office:value-type="float" office:value="15.8221162109235" calcext:value-type="float">
            <text:p>15.82</text:p>
          </table:table-cell>
          <table:table-cell office:value-type="float" office:value="-40.7156647429705" calcext:value-type="float">
            <text:p>-40.72</text:p>
          </table:table-cell>
          <table:table-cell office:value-type="float" office:value="-5.42014420816312" calcext:value-type="float">
            <text:p>-5.42</text:p>
          </table:table-cell>
          <table:table-cell office:value-type="float" office:value="-34.9346247941297" calcext:value-type="float">
            <text:p>-34.93</text:p>
          </table:table-cell>
          <table:table-cell office:value-type="float" office:value="58.5187119440662" calcext:value-type="float">
            <text:p>58.5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290571329061" calcext:value-type="float">
            <text:p>229057132906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876.158035" calcext:value-type="float">
            <text:p>876.2</text:p>
          </table:table-cell>
          <table:table-cell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13.5906810493527" calcext:value-type="float">
            <text:p>13.59</text:p>
          </table:table-cell>
          <table:table-cell table:number-columns-repeated="4" office:value-type="float" office:value="-74.3476891116611" calcext:value-type="float">
            <text:p>-74.35</text:p>
          </table:table-cell>
          <table:table-cell office:value-type="float" office:value="59.8186502851877" calcext:value-type="float">
            <text:p>59.8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296110021230" calcext:value-type="float">
            <text:p>2296110021230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6417.944891" calcext:value-type="float">
            <text:p>16417.9</text:p>
          </table:table-cell>
          <table:table-cell office:value-type="string" calcext:value-type="string">
            <text:p>False</text:p>
          </table:table-cell>
          <table:table-cell office:value-type="float" office:value="394" calcext:value-type="float">
            <text:p>394</text:p>
          </table:table-cell>
          <table:table-cell office:value-type="float" office:value="2.53642969691545" calcext:value-type="float">
            <text:p>2.54</text:p>
          </table:table-cell>
          <table:table-cell office:value-type="float" office:value="-387.919843386735" calcext:value-type="float">
            <text:p>-387.92</text:p>
          </table:table-cell>
          <table:table-cell office:value-type="float" office:value="-127.096241636053" calcext:value-type="float">
            <text:p>-127.10</text:p>
          </table:table-cell>
          <table:table-cell office:value-type="float" office:value="-878.628266163813" calcext:value-type="float">
            <text:p>-878.63</text:p>
          </table:table-cell>
          <table:table-cell office:value-type="float" office:value="-863.315647893088" calcext:value-type="float">
            <text:p>-863.32</text:p>
          </table:table-cell>
          <table:table-cell office:value-type="float" office:value="63.8404775237782" calcext:value-type="float">
            <text:p>63.8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290729677710" calcext:value-type="float">
            <text:p>229072967771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331.27041" calcext:value-type="float">
            <text:p>3331.3</text:p>
          </table:table-cell>
          <table:table-cell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50.8537703501293" calcext:value-type="float">
            <text:p>50.85</text:p>
          </table:table-cell>
          <table:table-cell table:number-columns-repeated="2" office:value-type="float" office:value="-43.8970855773045" calcext:value-type="float">
            <text:p>-43.90</text:p>
          </table:table-cell>
          <table:table-cell office:value-type="float" office:value="-11.6245415826388" calcext:value-type="float">
            <text:p>-11.62</text:p>
          </table:table-cell>
          <table:table-cell office:value-type="float" office:value="-43.8970855773045" calcext:value-type="float">
            <text:p>-43.90</text:p>
          </table:table-cell>
          <table:table-cell office:value-type="float" office:value="69.1570002150766" calcext:value-type="float">
            <text:p>69.1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95321839410" calcext:value-type="float">
            <text:p>2295321839410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0851.42862" calcext:value-type="float">
            <text:p>20851.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98.363204470399" calcext:value-type="float">
            <text:p>198.36</text:p>
          </table:table-cell>
          <table:table-cell office:value-type="float" office:value="35.002892581666" calcext:value-type="float">
            <text:p>35.00</text:p>
          </table:table-cell>
          <table:table-cell office:value-type="float" office:value="52.3577657903777" calcext:value-type="float">
            <text:p>52.36</text:p>
          </table:table-cell>
          <table:table-cell office:value-type="float" office:value="-76.5882241754373" calcext:value-type="float">
            <text:p>-76.59</text:p>
          </table:table-cell>
          <table:table-cell office:value-type="float" office:value="-120.474859329109" calcext:value-type="float">
            <text:p>-120.47</text:p>
          </table:table-cell>
          <table:table-cell office:value-type="float" office:value="71.3325626839754" calcext:value-type="float">
            <text:p>71.3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414696961" calcext:value-type="float">
            <text:p>641469696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1151.069464" calcext:value-type="float">
            <text:p>1151.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7.857610262377" calcext:value-type="float">
            <text:p>157.86</text:p>
          </table:table-cell>
          <table:table-cell table:number-columns-repeated="2" office:value-type="float" office:value="-55.2050364283174" calcext:value-type="float">
            <text:p>-55.21</text:p>
          </table:table-cell>
          <table:table-cell office:value-type="float" office:value="-24.5182408704551" calcext:value-type="float">
            <text:p>-24.52</text:p>
          </table:table-cell>
          <table:table-cell office:value-type="float" office:value="8.86221588968312" calcext:value-type="float">
            <text:p>8.86</text:p>
          </table:table-cell>
          <table:table-cell office:value-type="float" office:value="83.3117083503935" calcext:value-type="float">
            <text:p>83.3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95990223883" calcext:value-type="float">
            <text:p>2295990223883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9416.204675" calcext:value-type="float">
            <text:p>9416.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25.1793648082156" calcext:value-type="float">
            <text:p>-25.18</text:p>
          </table:table-cell>
          <table:table-cell office:value-type="float" office:value="-97.3338427877506" calcext:value-type="float">
            <text:p>-97.33</text:p>
          </table:table-cell>
          <table:table-cell office:value-type="float" office:value="-91.6792624099769" calcext:value-type="float">
            <text:p>-91.68</text:p>
          </table:table-cell>
          <table:table-cell office:value-type="float" office:value="-264.242925714947" calcext:value-type="float">
            <text:p>-264.24</text:p>
          </table:table-cell>
          <table:table-cell office:value-type="float" office:value="-187.241374025155" calcext:value-type="float">
            <text:p>-187.24</text:p>
          </table:table-cell>
          <table:table-cell office:value-type="float" office:value="104.112808218242" calcext:value-type="float">
            <text:p>104.1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414439922" calcext:value-type="float">
            <text:p>641443992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1436.058514" calcext:value-type="float">
            <text:p>1436.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67.765999254436" calcext:value-type="float">
            <text:p>167.77</text:p>
          </table:table-cell>
          <table:table-cell table:number-columns-repeated="2" office:value-type="float" office:value="-58.0081501776571" calcext:value-type="float">
            <text:p>-58.01</text:p>
          </table:table-cell>
          <table:table-cell office:value-type="float" office:value="21.5622712531511" calcext:value-type="float">
            <text:p>21.56</text:p>
          </table:table-cell>
          <table:table-cell office:value-type="float" office:value="-26.6351499323694" calcext:value-type="float">
            <text:p>-26.64</text:p>
          </table:table-cell>
          <table:table-cell office:value-type="float" office:value="106.624864628424" calcext:value-type="float">
            <text:p>106.6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295570656342" calcext:value-type="float">
            <text:p>2295570656342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4937.958246" calcext:value-type="float">
            <text:p>34938.0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80.209433612598" calcext:value-type="float">
            <text:p>180.21</text:p>
          </table:table-cell>
          <table:table-cell office:value-type="float" office:value="84.738551688318" calcext:value-type="float">
            <text:p>84.74</text:p>
          </table:table-cell>
          <table:table-cell office:value-type="float" office:value="92.5244868634947" calcext:value-type="float">
            <text:p>92.52</text:p>
          </table:table-cell>
          <table:table-cell office:value-type="float" office:value="-89.9744775476627" calcext:value-type="float">
            <text:p>-89.97</text:p>
          </table:table-cell>
          <table:table-cell office:value-type="float" office:value="10.9544368154795" calcext:value-type="float">
            <text:p>10.95</text:p>
          </table:table-cell>
          <table:table-cell office:value-type="float" office:value="108.038517313169" calcext:value-type="float">
            <text:p>108.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413850469" calcext:value-type="float">
            <text:p>641385046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257.548837" calcext:value-type="float">
            <text:p>257.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5.2754298562669" calcext:value-type="float">
            <text:p>25.28</text:p>
          </table:table-cell>
          <table:table-cell table:number-columns-repeated="2" office:value-type="float" office:value="-223.733366224626" calcext:value-type="float">
            <text:p>-223.73</text:p>
          </table:table-cell>
          <table:table-cell office:value-type="float" office:value="-95.0916165173082" calcext:value-type="float">
            <text:p>-95.09</text:p>
          </table:table-cell>
          <table:table-cell office:value-type="float" office:value="-210.120888662188" calcext:value-type="float">
            <text:p>-210.12</text:p>
          </table:table-cell>
          <table:table-cell office:value-type="float" office:value="133.746236217827" calcext:value-type="float">
            <text:p>133.7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calcext:conditional-formats>
          <calcext:conditional-format calcext:target-range-address="data1.N2:data1.N1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M2:data1.M1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L2:data1.L1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O2:data1.O1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H2:data1.H1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I2:data1.I1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P2:data1.P1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ata1.Q2:data1.Q1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data1.B1:data1.U191" table:display-filter-buttons="true">
          <table:sort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27T14:45:45.936626798</dc:date>
    <meta:editing-duration>PT22H47S</meta:editing-duration>
    <meta:editing-cycles>1</meta:editing-cycles>
    <meta:document-statistic meta:table-count="1" meta:cell-count="3719" meta:object-count="0"/>
    <meta:generator>LibreOffice/6.0.7.3$Linux_X86_64 LibreOffice_project/00m0$Build-3</meta:generator>
  </office:meta>
</office:document-meta>
</file>